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eiryo" svg:font-family="Meiryo"/>
    <style:font-face style:name="ＭＳ 明朝" svg:font-family="'ＭＳ 明朝'" style:font-family-generic="roman"/>
    <style:font-face style:name="メイリオ2" svg:font-family="メイリオ" style:font-pitch="variable"/>
    <style:font-face style:name="メイリオ3" svg:font-family="メイリオ" style:font-adornments="標準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1" fo:font-size="9pt" fo:font-style="normal" officeooo:rsid="000f9db4" officeooo:paragraph-rsid="002f369c" style:font-name-asian="メイリオ1" style:font-size-asian="9pt" style:language-asian="ja" style:country-asian="JP" style:font-style-asian="normal" style:font-size-complex="9pt" style:font-style-complex="normal"/>
    </style:style>
    <style:style style:name="P2" style:family="paragraph" style:parent-style-name="Standard">
      <style:paragraph-properties fo:line-height="0.388cm"/>
      <style:text-properties style:font-name="メイリオ1" fo:font-size="9pt" fo:font-style="normal" officeooo:rsid="000f9db4" officeooo:paragraph-rsid="002f369c" style:font-name-asian="メイリオ1" style:font-size-asian="9pt" style:language-asian="ja" style:country-asian="JP" style:font-style-asian="normal" style:font-size-complex="9pt" style:font-style-complex="normal"/>
    </style:style>
    <style:style style:name="P3" style:family="paragraph" style:parent-style-name="Standard">
      <style:paragraph-properties fo:line-height="0.388cm"/>
      <style:text-properties style:font-name="メイリオ1" fo:font-size="9pt" fo:font-style="normal" officeooo:rsid="002232e1" officeooo:paragraph-rsid="002f369c" style:font-name-asian="メイリオ1" style:font-size-asian="9pt" style:language-asian="ja" style:country-asian="JP" style:font-style-asian="normal" style:font-size-complex="9pt" style:font-style-complex="normal"/>
    </style:style>
    <style:style style:name="P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9pt" fo:font-style="normal" fo:font-weight="normal" officeooo:rsid="000f9db4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0f9db4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2232e1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1bfa40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1f5177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paragraph-rsid="002f369c" style:font-name-asian="メイリオ1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line-height="0.388cm"/>
      <style:text-properties style:font-name="メイリオ1" fo:font-size="9pt" fo:font-style="normal" officeooo:paragraph-rsid="002f369c" style:font-style-asian="normal" style:font-style-complex="normal"/>
    </style:style>
    <style:style style:name="P12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1" fo:font-size="9pt" officeooo:rsid="000f9db4" officeooo:paragraph-rsid="002f369c" style:font-name-asian="メイリオ1" style:font-size-asian="9pt" style:language-asian="ja" style:country-asian="JP" style:font-size-complex="9pt"/>
    </style:style>
    <style:style style:name="P13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1" fo:font-size="9pt" officeooo:rsid="000f9db4" officeooo:paragraph-rsid="003120ea" style:font-name-asian="メイリオ1" style:font-size-asian="9pt" style:language-asian="ja" style:country-asian="JP" style:font-size-complex="9pt"/>
    </style:style>
    <style:style style:name="P14" style:family="paragraph" style:parent-style-name="Standard">
      <style:paragraph-properties fo:line-height="0.388cm"/>
      <style:text-properties style:font-name="メイリオ1" fo:font-size="9pt" officeooo:rsid="000f9db4" officeooo:paragraph-rsid="002f369c" style:font-name-asian="メイリオ1" style:font-size-asian="9pt" style:language-asian="ja" style:country-asian="JP" style:font-size-complex="9pt"/>
    </style:style>
    <style:style style:name="P15" style:family="paragraph" style:parent-style-name="Standard">
      <style:paragraph-properties fo:line-height="0.388cm" fo:text-align="start" style:justify-single-word="false"/>
      <style:text-properties style:font-name="メイリオ1" fo:font-size="9pt" officeooo:paragraph-rsid="002f369c" style:font-name-asian="メイリオ1" style:font-size-asian="9pt" style:language-asian="ja" style:country-asian="JP" style:font-size-complex="9pt"/>
    </style:style>
    <style:style style:name="P16" style:family="paragraph" style:parent-style-name="Standard">
      <style:paragraph-properties fo:line-height="0.388cm" fo:text-align="start" style:justify-single-word="false"/>
      <style:text-properties style:font-name="メイリオ1" fo:font-size="9pt" officeooo:rsid="001bfa40" officeooo:paragraph-rsid="002f369c" style:font-name-asian="メイリオ1" style:font-size-asian="9pt" style:language-asian="ja" style:country-asian="JP" style:font-size-complex="9pt"/>
    </style:style>
    <style:style style:name="P17" style:family="paragraph" style:parent-style-name="Standard">
      <style:paragraph-properties fo:line-height="0.388cm" fo:text-align="start" style:justify-single-word="false"/>
      <style:text-properties style:font-name="メイリオ1" fo:font-size="9pt" officeooo:paragraph-rsid="002f369c" style:font-name-asian="メイリオ1" style:font-size-asian="9pt" style:font-size-complex="9pt"/>
    </style:style>
    <style:style style:name="P18" style:family="paragraph" style:parent-style-name="Standard">
      <style:paragraph-properties fo:line-height="0.388cm" fo:text-align="start" style:justify-single-word="false"/>
      <style:text-properties style:font-name="メイリオ1" fo:font-size="9pt" fo:font-weight="normal" officeooo:paragraph-rsid="002f369c" style:font-name-asian="メイリオ1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10.25pt" fo:font-style="normal" fo:font-weight="normal" officeooo:rsid="000f9db4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0" style:family="paragraph" style:parent-style-name="Standard">
      <style:paragraph-properties fo:line-height="0.388cm" fo:text-align="start" style:justify-single-word="false"/>
      <style:text-properties style:font-name="メイリオ1" fo:font-size="10.25pt" fo:font-style="normal" fo:font-weight="normal" officeooo:rsid="000f9db4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1" style:family="paragraph" style:parent-style-name="Standard">
      <style:paragraph-properties fo:line-height="0.388cm"/>
      <style:text-properties style:font-name="メイリオ1" fo:font-size="10.25pt" fo:font-style="normal" fo:font-weight="normal" officeooo:rsid="000f9db4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2" style:family="paragraph" style:parent-style-name="Standard">
      <style:paragraph-properties fo:line-height="0.388cm" fo:text-align="start" style:justify-single-word="false"/>
      <style:text-properties style:font-name="メイリオ1" fo:font-size="10.25pt" fo:font-style="normal" fo:font-weight="normal" officeooo:rsid="00278571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3" style:family="paragraph" style:parent-style-name="Standard">
      <style:paragraph-properties fo:line-height="0.388cm"/>
      <style:text-properties style:font-name="メイリオ1" fo:font-size="10.25pt" fo:font-style="normal" fo:font-weight="normal" officeooo:rsid="00278571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メイリオ1" fo:font-size="10.25pt" fo:font-style="normal" fo:font-weight="normal" officeooo:rsid="001bfa40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5" style:family="paragraph" style:parent-style-name="Standard">
      <style:paragraph-properties fo:line-height="0.388cm" fo:text-align="start" style:justify-single-word="false"/>
      <style:text-properties style:font-name="メイリオ1" fo:font-size="10.25pt" fo:font-style="normal" fo:font-weight="normal" officeooo:rsid="0029e0cb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6" style:family="paragraph" style:parent-style-name="Standard">
      <style:paragraph-properties fo:line-height="0.388cm"/>
      <style:text-properties style:font-name="メイリオ1" fo:font-size="10.25pt" fo:font-style="normal" fo:font-weight="normal" officeooo:rsid="0029e0cb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7" style:family="paragraph" style:parent-style-name="Standard">
      <style:paragraph-properties fo:line-height="0.388cm" fo:text-align="start" style:justify-single-word="false"/>
      <style:text-properties style:font-name="メイリオ1" fo:font-size="10.25pt" fo:font-style="normal" fo:font-weight="normal" officeooo:rsid="002c9c98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8" style:family="paragraph" style:parent-style-name="Standard">
      <style:paragraph-properties fo:line-height="100%" fo:text-align="end" style:justify-single-word="false"/>
      <style:text-properties style:font-name="メイリオ1" fo:font-size="13pt" fo:font-style="normal" fo:font-weight="bold" officeooo:rsid="000f9db4" officeooo:paragraph-rsid="002f369c" style:font-name-asian="メイリオ1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29" style:family="paragraph" style:parent-style-name="Standard">
      <style:paragraph-properties fo:line-height="0.388cm" fo:text-align="start" style:justify-single-word="false"/>
      <style:text-properties style:font-name="メイリオ1" fo:font-size="10pt" fo:font-style="normal" fo:font-weight="bold" officeooo:rsid="000f9db4" officeooo:paragraph-rsid="002f369c" style:font-name-asian="メイリオ1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fo:line-height="0.388cm" fo:text-align="start" style:justify-single-word="false"/>
      <style:text-properties style:font-name="メイリオ1" fo:font-size="10pt" fo:font-style="normal" fo:font-weight="bold" officeooo:rsid="001f5177" officeooo:paragraph-rsid="002f369c" style:font-name-asian="メイリオ1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paragraph-properties fo:line-height="0.388cm" fo:text-align="start" style:justify-single-word="false"/>
      <style:text-properties style:font-name="メイリオ1" fo:font-size="10pt" fo:font-style="normal" fo:font-weight="normal" officeooo:rsid="000f9db4" officeooo:paragraph-rsid="002f369c" style:font-name-asian="メイリオ1" style:font-size-asian="10pt" style:language-asian="ja" style:country-asian="JP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line-height="0.388cm" fo:text-align="start" style:justify-single-word="false"/>
      <style:text-properties officeooo:paragraph-rsid="002f369c"/>
    </style:style>
    <style:style style:name="P33" style:family="paragraph" style:parent-style-name="Standard">
      <style:paragraph-properties fo:line-height="0.388cm"/>
      <style:text-properties officeooo:paragraph-rsid="002f369c"/>
    </style:style>
    <style:style style:name="P3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2" fo:font-size="9pt" fo:font-style="italic" fo:font-weight="normal" officeooo:rsid="002232e1" officeooo:paragraph-rsid="002f369c" fo:background-color="transparent" style:font-name-asian="メイリオ2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1" fo:font-size="10.25pt" fo:font-style="normal" fo:font-weight="normal" officeooo:rsid="00278571" officeooo:paragraph-rsid="002f369c" fo:background-color="transparent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3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font-style="normal" officeooo:paragraph-rsid="002f369c" style:font-style-asian="normal" style:font-style-complex="normal"/>
    </style:style>
    <style:style style:name="P37" style:family="paragraph" style:parent-style-name="Standard">
      <style:paragraph-properties fo:line-height="0.388cm"/>
      <style:text-properties fo:font-style="normal" officeooo:paragraph-rsid="002f369c" style:font-style-asian="normal" style:font-style-complex="normal"/>
    </style:style>
    <style:style style:name="P38" style:family="paragraph" style:parent-style-name="Standard">
      <style:paragraph-properties fo:text-align="end" style:justify-single-word="false"/>
      <style:text-properties officeooo:paragraph-rsid="002f369c" style:language-asian="ja" style:country-asian="JP"/>
    </style:style>
    <style:style style:name="P39" style:family="paragraph" style:parent-style-name="Standard">
      <style:text-properties officeooo:paragraph-rsid="002f369c" style:language-asian="ja" style:country-asian="JP"/>
    </style:style>
    <style:style style:name="P40" style:family="paragraph" style:parent-style-name="Standard">
      <style:paragraph-properties fo:text-align="center" style:justify-single-word="false"/>
      <style:text-properties fo:font-size="20pt" officeooo:paragraph-rsid="002f369c" style:font-name-asian="ＭＳ 明朝" style:font-size-asian="20pt" style:language-asian="ja" style:country-asian="JP" style:font-size-complex="20pt"/>
    </style:style>
    <style:style style:name="P41" style:family="paragraph" style:parent-style-name="Standard">
      <style:paragraph-properties fo:text-align="center" style:justify-single-word="false"/>
      <style:text-properties fo:font-size="20pt" officeooo:rsid="017a0df9" officeooo:paragraph-rsid="002f369c" style:font-name-asian="ＭＳ 明朝" style:font-size-asian="20pt" style:language-asian="ja" style:country-asian="JP" style:font-size-complex="20pt"/>
    </style:style>
    <style:style style:name="P42" style:family="paragraph" style:parent-style-name="Standard">
      <style:paragraph-properties fo:text-align="center" style:justify-single-word="false"/>
      <style:text-properties fo:font-size="20pt" fo:font-weight="bold" officeooo:paragraph-rsid="002f369c" style:font-name-asian="ＭＳ 明朝" style:font-size-asian="20pt" style:language-asian="ja" style:country-asian="JP" style:font-weight-asian="bold" style:font-size-complex="20pt" style:font-weight-complex="bold"/>
    </style:style>
    <style:style style:name="P43" style:family="paragraph" style:parent-style-name="Standard">
      <style:paragraph-properties fo:line-height="100%" fo:text-align="start" style:justify-single-word="false"/>
      <style:text-properties officeooo:paragraph-rsid="002f369c"/>
    </style:style>
    <style:style style:name="P44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f369c" style:font-name-asian="メイリオ1" style:language-asian="ja" style:country-asian="JP"/>
    </style:style>
    <style:style style:name="P45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f369c" style:font-name-asian="メイリオ1"/>
    </style:style>
    <style:style style:name="P46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f369c"/>
    </style:style>
    <style:style style:name="P47" style:family="paragraph" style:parent-style-name="Standard" style:master-page-name="Standard">
      <style:paragraph-properties fo:text-align="start" style:justify-single-word="false" style:page-number="auto"/>
      <style:text-properties fo:font-size="12pt" officeooo:paragraph-rsid="002f369c" style:font-name-asian="ＭＳ 明朝" style:font-size-asian="12pt" style:language-asian="ja" style:country-asian="JP" style:font-size-complex="12pt"/>
    </style:style>
    <style:style style:name="P4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2" fo:font-size="9pt" fo:font-style="normal" fo:font-weight="normal" officeooo:rsid="0025fecc" officeooo:paragraph-rsid="002f369c" fo:background-color="transparent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1" fo:font-size="10.25pt" fo:font-style="normal" fo:font-weight="normal" officeooo:rsid="002232e1" officeooo:paragraph-rsid="002f369c" fo:background-color="transparent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paragraph-properties fo:line-height="0.388cm"/>
      <style:text-properties fo:color="#000000" style:font-name="メイリオ1" fo:font-size="10.25pt" fo:font-style="normal" fo:font-weight="normal" officeooo:rsid="002232e1" officeooo:paragraph-rsid="002f369c" fo:background-color="transparent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paragraph-properties fo:line-height="0.388cm"/>
      <style:text-properties fo:color="#000000" style:font-name="メイリオ1" fo:font-size="10.25pt" fo:font-style="normal" fo:font-weight="normal" officeooo:rsid="00294ba4" officeooo:paragraph-rsid="002f369c" fo:background-color="transparent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paragraph-properties fo:line-height="0.388cm" fo:text-align="start" style:justify-single-word="false"/>
      <style:text-properties fo:color="#000000" style:font-name="メイリオ1" fo:font-size="10.25pt" fo:font-style="normal" fo:font-weight="normal" officeooo:rsid="002c9c98" officeooo:paragraph-rsid="002f369c" fo:background-color="transparent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style:paragraph-properties fo:line-height="0.388cm"/>
      <style:text-properties style:font-name="メイリオ1" fo:font-size="10.25pt" fo:font-style="normal" fo:font-weight="normal" officeooo:rsid="002232e1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style:paragraph-properties fo:line-height="0.388cm"/>
      <style:text-properties style:font-name="メイリオ1" fo:font-size="10.25pt" fo:font-style="normal" fo:font-weight="normal" officeooo:rsid="0029e0cb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paragraph-properties fo:line-height="0.388cm"/>
      <style:text-properties style:font-name="メイリオ1" fo:font-size="10.25pt" fo:font-style="normal" fo:font-weight="normal" officeooo:rsid="002ad59a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paragraph-properties fo:line-height="0.388cm"/>
      <style:text-properties style:font-name="メイリオ1" fo:font-size="10.25pt" fo:font-style="normal" fo:font-weight="normal" officeooo:rsid="002ad59a" officeooo:paragraph-rsid="003239e3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line-height="0.388cm"/>
      <style:text-properties style:font-name="メイリオ1" fo:font-size="10.25pt" fo:font-style="normal" fo:font-weight="normal" officeooo:rsid="002c9c98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paragraph-properties fo:line-height="0.388cm" fo:text-align="start" style:justify-single-word="false"/>
      <style:text-properties style:font-name="メイリオ1" fo:font-size="10.25pt" fo:font-style="normal" fo:font-weight="normal" officeooo:rsid="002c9c98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10.25pt" fo:font-style="normal" fo:font-weight="normal" officeooo:rsid="000f9db4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60" style:family="paragraph" style:parent-style-name="Standard">
      <style:paragraph-properties fo:line-height="0.388cm"/>
      <style:text-properties style:font-name="メイリオ1" fo:font-size="10.25pt" fo:font-style="normal" fo:font-weight="normal" officeooo:rsid="00278571" officeooo:paragraph-rsid="003239e3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61" style:family="paragraph" style:parent-style-name="Standard">
      <style:paragraph-properties fo:line-height="0.388cm"/>
      <style:text-properties style:font-name="メイリオ1" fo:font-size="10.25pt" fo:font-style="normal" fo:font-weight="normal" officeooo:rsid="003239e3" officeooo:paragraph-rsid="003239e3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62" style:family="paragraph" style:parent-style-name="Standard">
      <style:paragraph-properties fo:line-height="0.388cm"/>
      <style:text-properties style:font-name="メイリオ1" fo:font-size="9pt" fo:font-style="normal" fo:font-weight="normal" officeooo:rsid="002232e1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style:paragraph-properties fo:line-height="0.388cm"/>
      <style:text-properties style:font-name="メイリオ1" fo:font-size="9pt" fo:font-style="normal" officeooo:rsid="000f9db4" officeooo:paragraph-rsid="003239e3" style:font-name-asian="メイリオ1" style:font-size-asian="9pt" style:language-asian="ja" style:country-asian="JP" style:font-style-asian="normal" style:font-size-complex="9pt" style:font-style-complex="normal"/>
    </style:style>
    <style:style style:name="P64" style:family="paragraph" style:parent-style-name="Standard">
      <style:paragraph-properties fo:line-height="0.388cm" fo:text-align="start" style:justify-single-word="false"/>
      <style:text-properties style:font-name="メイリオ1" fo:font-size="10pt" fo:font-style="normal" fo:font-weight="normal" officeooo:rsid="000f9db4" officeooo:paragraph-rsid="002f369c" style:font-name-asian="メイリオ1" style:font-size-asian="10pt" style:language-asian="ja" style:country-asian="JP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line-height="0.388cm" fo:text-align="start" style:justify-single-word="false"/>
      <style:text-properties style:font-name="メイリオ1" fo:font-size="10pt" fo:font-style="normal" fo:font-weight="normal" officeooo:rsid="000f9db4" officeooo:paragraph-rsid="003239e3" style:font-name-asian="メイリオ1" style:font-size-asian="10pt" style:language-asian="ja" style:country-asian="JP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style:paragraph-properties fo:line-height="0.388cm" fo:text-align="start" style:justify-single-word="false"/>
      <style:text-properties style:font-name="メイリオ1" fo:font-size="10pt" fo:font-style="normal" fo:font-weight="bold" officeooo:rsid="000f9db4" officeooo:paragraph-rsid="002f369c" style:font-name-asian="メイリオ1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67" style:family="paragraph" style:parent-style-name="Standard" style:master-page-name="">
      <style:paragraph-properties fo:line-height="0.388cm" fo:text-align="start" style:justify-single-word="false" style:page-number="auto">
        <style:tab-stops>
          <style:tab-stop style:position="0cm" style:leader-style="dotted" style:leader-text="."/>
        </style:tab-stops>
      </style:paragraph-properties>
      <style:text-properties style:font-name="メイリオ1" fo:font-size="10pt" fo:font-style="normal" fo:font-weight="bold" officeooo:rsid="000f9db4" officeooo:paragraph-rsid="002f369c" style:font-name-asian="メイリオ1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68" style:family="paragraph" style:parent-style-name="大項目_3000_要約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8pt" fo:font-style="normal" fo:font-weight="normal" officeooo:rsid="00622a1f" officeooo:paragraph-rsid="003239e3" style:font-name-asian="メイリオ1" style:font-size-asian="8pt" style:language-asian="ja" style:country-asian="JP" style:font-style-asian="normal" style:font-weight-asian="normal" style:font-size-complex="8pt" style:font-style-complex="normal" style:font-weight-complex="normal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f5177" style:language-asian="ja" style:country-asian="JP"/>
    </style:style>
    <style:style style:name="T3" style:family="text">
      <style:text-properties officeooo:rsid="001bfa40" style:language-asian="ja" style:country-asian="JP"/>
    </style:style>
    <style:style style:name="T4" style:family="text">
      <style:text-properties officeooo:rsid="001d7b89" style:language-asian="ja" style:country-asian="JP"/>
    </style:style>
    <style:style style:name="T5" style:family="text">
      <style:text-properties officeooo:rsid="0020603c" style:language-asian="ja" style:country-asian="JP"/>
    </style:style>
    <style:style style:name="T6" style:family="text">
      <style:text-properties officeooo:rsid="002c9c98" style:language-asian="ja" style:country-asian="JP"/>
    </style:style>
    <style:style style:name="T7" style:family="text">
      <style:text-properties officeooo:rsid="001bfa40"/>
    </style:style>
    <style:style style:name="T8" style:family="text">
      <style:text-properties style:font-name="メイリオ1" fo:font-size="9pt" fo:font-style="normal" fo:font-weight="normal" officeooo:rsid="002232e1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T9" style:family="text">
      <style:text-properties style:font-name="メイリオ1" fo:font-size="9pt" officeooo:rsid="000f9db4" style:font-name-asian="メイリオ1" style:font-size-asian="9pt" style:language-asian="ja" style:country-asian="JP" style:font-size-complex="9pt"/>
    </style:style>
    <style:style style:name="T10" style:family="text">
      <style:text-properties style:font-name="メイリオ1" fo:font-size="9pt" officeooo:rsid="002232e1" style:font-name-asian="メイリオ1" style:font-size-asian="9pt" style:language-asian="ja" style:country-asian="JP" style:font-size-complex="9pt"/>
    </style:style>
    <style:style style:name="T11" style:family="text">
      <style:text-properties style:font-name="メイリオ1" fo:font-size="9pt" officeooo:rsid="0025fecc" style:font-name-asian="メイリオ1" style:font-size-asian="9pt" style:language-asian="ja" style:country-asian="JP" style:font-size-complex="9pt"/>
    </style:style>
    <style:style style:name="T12" style:family="text">
      <style:text-properties style:font-name="メイリオ1" fo:font-size="9pt" fo:font-weight="normal" officeooo:rsid="000f9db4" style:font-name-asian="メイリオ1" style:font-size-asian="9pt" style:language-asian="ja" style:country-asian="JP" style:font-weight-asian="normal" style:font-size-complex="9pt" style:font-weight-complex="normal"/>
    </style:style>
    <style:style style:name="T13" style:family="text">
      <style:text-properties style:font-name="メイリオ1" fo:font-size="9pt" fo:font-weight="normal" officeooo:rsid="0024bf16" style:font-name-asian="メイリオ1" style:font-size-asian="9pt" style:language-asian="ja" style:country-asian="JP" style:font-weight-asian="normal" style:font-size-complex="9pt" style:font-weight-complex="normal"/>
    </style:style>
    <style:style style:name="T14" style:family="text">
      <style:text-properties fo:font-variant="normal" fo:text-transform="none" fo:color="#222222" fo:letter-spacing="normal"/>
    </style:style>
    <style:style style:name="T15" style:family="text">
      <style:text-properties fo:font-variant="normal" fo:text-transform="none" fo:color="#222222" fo:letter-spacing="normal" fo:font-style="normal"/>
    </style:style>
    <style:style style:name="T16" style:family="text">
      <style:text-properties fo:font-variant="normal" fo:text-transform="none" fo:color="#222222" fo:letter-spacing="normal" fo:font-style="normal" style:language-asian="ja" style:country-asian="JP"/>
    </style:style>
    <style:style style:name="T17" style:family="text">
      <style:text-properties fo:font-variant="normal" fo:text-transform="none" fo:color="#222222" fo:letter-spacing="normal" fo:font-style="normal" fo:font-weight="normal"/>
    </style:style>
    <style:style style:name="T18" style:family="text">
      <style:text-properties fo:font-variant="normal" fo:text-transform="none" fo:color="#222222" fo:letter-spacing="normal" style:language-asian="ja" style:country-asian="JP"/>
    </style:style>
    <style:style style:name="T19" style:family="text">
      <style:text-properties officeooo:rsid="001d7b89"/>
    </style:style>
    <style:style style:name="T20" style:family="text">
      <style:text-properties officeooo:rsid="001f5177"/>
    </style:style>
    <style:style style:name="T21" style:family="text">
      <style:text-properties officeooo:rsid="002232e1"/>
    </style:style>
    <style:style style:name="T22" style:family="text">
      <style:text-properties fo:font-size="9pt" fo:font-weight="normal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2232e1" style:font-size-asian="9pt" style:font-weight-asian="normal" style:font-size-complex="9pt" style:font-weight-complex="normal"/>
    </style:style>
    <style:style style:name="T24" style:family="text">
      <style:text-properties fo:font-size="9pt" style:font-name-asian="メイリオ1" style:font-size-asian="9pt" style:font-size-complex="9pt"/>
    </style:style>
    <style:style style:name="T25" style:family="text">
      <style:text-properties fo:font-size="9pt" style:font-size-complex="9pt"/>
    </style:style>
    <style:style style:name="T26" style:family="text">
      <style:text-properties fo:font-size="9pt" officeooo:rsid="0025fecc" style:font-size-complex="9pt"/>
    </style:style>
    <style:style style:name="T27" style:family="text">
      <style:text-properties fo:font-size="9pt" officeooo:rsid="002232e1" style:font-size-complex="9pt"/>
    </style:style>
    <style:style style:name="T28" style:family="text">
      <style:text-properties fo:font-size="9pt" officeooo:rsid="00311632" style:font-size-complex="9pt"/>
    </style:style>
    <style:style style:name="T29" style:family="text">
      <style:text-properties fo:font-size="9pt" officeooo:rsid="002c9c98" style:font-size-complex="9pt"/>
    </style:style>
    <style:style style:name="T30" style:family="text">
      <style:text-properties fo:font-size="9pt" fo:font-style="italic" officeooo:rsid="00311632" style:font-style-asian="italic" style:font-size-complex="9pt" style:font-style-complex="italic"/>
    </style:style>
    <style:style style:name="T31" style:family="text">
      <style:text-properties fo:font-size="9pt" officeooo:rsid="00622a1f" style:font-size-asian="9pt" style:font-size-complex="9pt"/>
    </style:style>
    <style:style style:name="T32" style:family="text">
      <style:text-properties style:font-name="Meiryo" fo:font-size="9pt" style:font-size-complex="9pt"/>
    </style:style>
    <style:style style:name="T33" style:family="text">
      <style:text-properties style:font-name="メイリオ2" fo:font-size="9pt" style:font-size-complex="9pt"/>
    </style:style>
    <style:style style:name="T34" style:family="text">
      <style:text-properties style:font-name="メイリオ2" fo:font-size="9pt" officeooo:rsid="002232e1" style:font-size-complex="9pt"/>
    </style:style>
    <style:style style:name="T35" style:family="text">
      <style:text-properties style:font-name="メイリオ2" fo:font-size="9pt" officeooo:rsid="00311632" style:font-size-complex="9pt"/>
    </style:style>
    <style:style style:name="T36" style:family="text">
      <style:text-properties style:font-name="メイリオ2" fo:font-size="9pt" officeooo:rsid="0024bf16" style:font-size-complex="9pt"/>
    </style:style>
    <style:style style:name="T37" style:family="text">
      <style:text-properties style:font-name="メイリオ2" fo:font-size="9pt" style:font-name-asian="メイリオ2" style:font-size-asian="9pt" style:font-size-complex="9pt"/>
    </style:style>
    <style:style style:name="T38" style:family="text">
      <style:text-properties style:font-name="メイリオ2" fo:font-size="9pt" officeooo:rsid="002232e1" style:font-name-asian="メイリオ2" style:font-size-asian="9pt" style:font-size-complex="9pt"/>
    </style:style>
    <style:style style:name="T39" style:family="text">
      <style:text-properties style:font-name="メイリオ2" fo:font-size="9pt" officeooo:rsid="0025fecc" style:font-name-asian="メイリオ2" style:font-size-asian="9pt" style:font-size-complex="9pt"/>
    </style:style>
    <style:style style:name="T40" style:family="text">
      <style:text-properties style:font-name="メイリオ2" fo:font-size="9pt" officeooo:rsid="002232e1" style:font-name-asian="メイリオ2" style:font-size-asian="9pt" style:language-asian="ja" style:country-asian="JP" style:font-size-complex="9pt"/>
    </style:style>
    <style:style style:name="T41" style:family="text">
      <style:text-properties style:font-name="メイリオ2" officeooo:rsid="00fb66ab" style:font-name-asian="メイリオ2"/>
    </style:style>
    <style:style style:name="T42" style:family="text">
      <style:text-properties style:font-name="メイリオ2" officeooo:rsid="0024bf16" style:font-name-asian="メイリオ2"/>
    </style:style>
    <style:style style:name="T43" style:family="text">
      <style:text-properties style:font-name="メイリオ2" officeooo:rsid="0025fecc" style:font-name-asian="メイリオ2"/>
    </style:style>
    <style:style style:name="T44" style:family="text">
      <style:text-properties fo:color="#000000" style:font-name="メイリオ2" fo:font-size="9pt" officeooo:rsid="009d6b04" fo:background-color="transparent" loext:char-shading-value="0" style:font-name-asian="メイリオ2" style:font-size-asian="9pt" style:language-asian="ja" style:country-asian="JP" style:font-size-complex="9pt"/>
    </style:style>
    <style:style style:name="T45" style:family="text">
      <style:text-properties fo:color="#000000" style:font-name="メイリオ2" fo:font-size="9pt" officeooo:rsid="002232e1" fo:background-color="transparent" loext:char-shading-value="0" style:font-name-asian="メイリオ2" style:font-size-asian="9pt" style:language-asian="ja" style:country-asian="JP" style:font-size-complex="9pt"/>
    </style:style>
    <style:style style:name="T46" style:family="text">
      <style:text-properties fo:color="#000000" style:font-name="メイリオ2" fo:font-size="9pt" officeooo:rsid="0025fecc" fo:background-color="transparent" loext:char-shading-value="0" style:font-name-asian="メイリオ2" style:font-size-asian="9pt" style:language-asian="ja" style:country-asian="JP" style:font-size-complex="9pt"/>
    </style:style>
    <style:style style:name="T47" style:family="text">
      <style:text-properties fo:color="#000000" style:font-name="メイリオ2" fo:font-size="9pt" fo:background-color="transparent" loext:char-shading-value="0" style:font-name-asian="メイリオ2" style:font-size-asian="9pt" style:font-size-complex="9pt"/>
    </style:style>
    <style:style style:name="T48" style:family="text">
      <style:text-properties fo:color="#000000" style:font-name="メイリオ2" fo:font-size="9pt" officeooo:rsid="012efa7a" fo:background-color="transparent" loext:char-shading-value="0" style:font-name-asian="メイリオ2" style:font-size-asian="9pt" style:font-size-complex="9pt"/>
    </style:style>
    <style:style style:name="T49" style:family="text">
      <style:text-properties fo:color="#000000" style:font-name="メイリオ2" fo:font-size="9pt" officeooo:rsid="002232e1" fo:background-color="transparent" loext:char-shading-value="0" style:font-name-asian="メイリオ2" style:font-size-asian="9pt" style:font-size-complex="9pt"/>
    </style:style>
    <style:style style:name="T50" style:family="text">
      <style:text-properties fo:color="#000000" style:font-name="メイリオ2" fo:font-size="9pt" officeooo:rsid="0025fecc" fo:background-color="transparent" loext:char-shading-value="0" style:font-name-asian="メイリオ2" style:font-size-asian="9pt" style:font-size-complex="9pt"/>
    </style:style>
    <style:style style:name="T51" style:family="text">
      <style:text-properties fo:color="#000000" style:font-name="メイリオ2" fo:font-size="9pt" fo:background-color="transparent" loext:char-shading-value="0" style:font-name-asian="メイリオ2" style:font-size-complex="9pt"/>
    </style:style>
    <style:style style:name="T52" style:family="text">
      <style:text-properties fo:color="#000000" style:font-name="メイリオ2" fo:font-size="9pt" officeooo:rsid="002232e1" fo:background-color="transparent" loext:char-shading-value="0" style:font-name-asian="メイリオ2" style:font-size-complex="9pt"/>
    </style:style>
    <style:style style:name="T53" style:family="text">
      <style:text-properties fo:color="#000000" style:font-name="メイリオ2" fo:font-size="9pt" officeooo:rsid="00995e83" fo:background-color="transparent" loext:char-shading-value="0" style:font-name-asian="メイリオ2" style:font-size-complex="9pt"/>
    </style:style>
    <style:style style:name="T54" style:family="text">
      <style:text-properties fo:color="#000000" style:font-name="メイリオ2" fo:font-size="9pt" officeooo:rsid="0022dcd6" fo:background-color="transparent" loext:char-shading-value="0" style:font-name-asian="メイリオ2" style:font-size-complex="9pt"/>
    </style:style>
    <style:style style:name="T55" style:family="text">
      <style:text-properties fo:color="#000000" style:font-name="メイリオ2" fo:font-size="9pt" officeooo:rsid="0025fecc" fo:background-color="transparent" loext:char-shading-value="0" style:font-name-asian="メイリオ2" style:font-size-complex="9pt"/>
    </style:style>
    <style:style style:name="T56" style:family="text">
      <style:text-properties fo:color="#000000" style:font-name="メイリオ2" fo:font-size="9pt" officeooo:rsid="0024bf16" fo:background-color="transparent" loext:char-shading-value="0" style:font-size-complex="9pt"/>
    </style:style>
    <style:style style:name="T57" style:family="text">
      <style:text-properties fo:color="#000000" style:font-name="メイリオ2" fo:font-size="9pt" fo:font-style="italic" fo:background-color="transparent" loext:char-shading-value="0" style:font-name-asian="メイリオ2" style:font-size-asian="9pt" style:font-style-asian="italic" style:font-size-complex="9pt"/>
    </style:style>
    <style:style style:name="T58" style:family="text">
      <style:text-properties fo:color="#000000" style:font-name="メイリオ2" fo:font-size="9pt" fo:font-style="italic" officeooo:rsid="0025fecc" fo:background-color="transparent" loext:char-shading-value="0" style:font-name-asian="メイリオ2" style:font-size-asian="9pt" style:font-style-asian="italic" style:font-size-complex="9pt"/>
    </style:style>
    <style:style style:name="T59" style:family="text">
      <style:text-properties fo:color="#000000" style:font-name="メイリオ2" fo:font-size="9pt" fo:font-style="italic" fo:background-color="transparent" loext:char-shading-value="0" style:font-name-asian="メイリオ2" style:font-style-asian="italic" style:font-size-complex="9pt"/>
    </style:style>
    <style:style style:name="T60" style:family="text">
      <style:text-properties fo:color="#000000" style:font-name="メイリオ2" fo:font-size="9pt" fo:font-style="italic" officeooo:rsid="0025fecc" fo:background-color="transparent" loext:char-shading-value="0" style:font-name-asian="メイリオ2" style:font-style-asian="italic" style:font-size-complex="9pt"/>
    </style:style>
    <style:style style:name="T61" style:family="text">
      <style:text-properties fo:color="#000000" style:font-name="メイリオ2" fo:font-size="9pt" fo:font-weight="normal" officeooo:rsid="002232e1" fo:background-color="transparent" loext:char-shading-value="0" style:font-name-asian="メイリオ2" style:font-size-asian="9pt" style:language-asian="ja" style:country-asian="JP" style:font-weight-asian="normal" style:font-size-complex="9pt" style:font-weight-complex="normal"/>
    </style:style>
    <style:style style:name="T62" style:family="text">
      <style:text-properties fo:color="#000000" style:font-name="メイリオ2" fo:font-size="9pt" fo:font-weight="normal" officeooo:rsid="000f9db4" fo:background-color="transparent" loext:char-shading-value="0" style:font-name-asian="メイリオ2" style:font-size-asian="9pt" style:language-asian="ja" style:country-asian="JP" style:font-weight-asian="normal" style:font-size-complex="9pt" style:font-weight-complex="normal"/>
    </style:style>
    <style:style style:name="T63" style:family="text">
      <style:text-properties fo:color="#000000" style:font-name="メイリオ2" fo:font-size="9pt" fo:font-weight="normal" officeooo:rsid="0024bf16" fo:background-color="transparent" loext:char-shading-value="0" style:font-name-asian="メイリオ2" style:font-size-asian="9pt" style:language-asian="ja" style:country-asian="JP" style:font-weight-asian="normal" style:font-size-complex="9pt" style:font-weight-complex="normal"/>
    </style:style>
    <style:style style:name="T64" style:family="text">
      <style:text-properties fo:color="#000000" style:font-name="Meiryo" fo:font-size="9pt" officeooo:rsid="00995e83" fo:background-color="transparent" loext:char-shading-value="0" style:font-name-asian="メイリオ2" style:font-size-complex="9pt"/>
    </style:style>
    <style:style style:name="T65" style:family="text">
      <style:text-properties fo:color="#000000" fo:font-size="9pt" fo:background-color="transparent" loext:char-shading-value="0" style:font-size-complex="9pt"/>
    </style:style>
    <style:style style:name="T66" style:family="text">
      <style:text-properties fo:color="#000000" fo:font-size="9pt" officeooo:rsid="002232e1" fo:background-color="transparent" loext:char-shading-value="0" style:font-size-complex="9pt"/>
    </style:style>
    <style:style style:name="T67" style:family="text">
      <style:text-properties fo:color="#000000" fo:font-size="9pt" officeooo:rsid="00311632" fo:background-color="transparent" loext:char-shading-value="0" style:font-size-complex="9pt"/>
    </style:style>
    <style:style style:name="T68" style:family="text">
      <style:text-properties officeooo:rsid="01c77d3d"/>
    </style:style>
    <style:style style:name="T69" style:family="text">
      <style:text-properties officeooo:rsid="000f9db4" style:font-name-asian="メイリオ1" style:font-size-asian="9pt" style:language-asian="ja" style:country-asian="JP" style:font-size-complex="9pt"/>
    </style:style>
    <style:style style:name="T70" style:family="text">
      <style:text-properties officeooo:rsid="009d6b04" style:font-name-asian="メイリオ1" style:font-size-asian="9pt" style:language-asian="ja" style:country-asian="JP" style:font-size-complex="9pt"/>
    </style:style>
    <style:style style:name="T71" style:family="text">
      <style:text-properties officeooo:rsid="002232e1" style:font-name-asian="メイリオ1" style:font-size-asian="9pt" style:language-asian="ja" style:country-asian="JP" style:font-size-complex="9pt"/>
    </style:style>
    <style:style style:name="T72" style:family="text">
      <style:text-properties officeooo:rsid="0025fecc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2232e1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2c9c98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1bfa40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1f5177" style:language-asian="ja" style:country-asian="JP" style:font-style-asian="normal" style:font-weight-asian="normal" style:font-style-complex="normal" style:font-weight-complex="normal"/>
    </style:style>
    <style:style style:name="T78" style:family="text">
      <style:text-properties style:font-size-complex="9pt"/>
    </style:style>
    <style:style style:name="T79" style:family="text">
      <style:text-properties officeooo:rsid="002232e1" style:font-size-complex="9pt"/>
    </style:style>
    <style:style style:name="T80" style:family="text">
      <style:text-properties officeooo:rsid="00294ba4" style:font-size-complex="9pt"/>
    </style:style>
    <style:style style:name="T81" style:family="text">
      <style:text-properties officeooo:rsid="0029e0cb" style:font-size-complex="9pt"/>
    </style:style>
    <style:style style:name="T82" style:family="text">
      <style:text-properties officeooo:rsid="002ad59a" style:font-size-complex="9pt"/>
    </style:style>
    <style:style style:name="T83" style:family="text">
      <style:text-properties officeooo:rsid="002bb239" style:font-size-complex="9pt"/>
    </style:style>
    <style:style style:name="T84" style:family="text">
      <style:text-properties officeooo:rsid="002c9c98" style:font-size-complex="9pt"/>
    </style:style>
    <style:style style:name="T85" style:family="text">
      <style:text-properties officeooo:rsid="003239e3" style:font-size-complex="9pt"/>
    </style:style>
    <style:style style:name="T86" style:family="text">
      <style:text-properties fo:font-size="10.25pt" officeooo:rsid="00278571" style:font-size-complex="10.25pt"/>
    </style:style>
    <style:style style:name="T87" style:family="text">
      <style:text-properties fo:font-size="10.25pt" officeooo:rsid="0029e0cb" style:font-size-complex="10.25pt"/>
    </style:style>
    <style:style style:name="T88" style:family="text">
      <style:text-properties fo:font-size="10.25pt" officeooo:rsid="002c9c98"/>
    </style:style>
    <style:style style:name="T89" style:family="text">
      <style:text-properties officeooo:rsid="002c9c98"/>
    </style:style>
    <style:style style:name="T90" style:family="text">
      <style:text-properties officeooo:rsid="003120ea"/>
    </style:style>
    <style:style style:name="T91" style:family="text">
      <style:text-properties officeooo:rsid="00323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40"/>
      <text:p text:style-name="P40"/>
      <text:p text:style-name="P40"/>
      <text:p text:style-name="P40"/>
      <text:p text:style-name="P40"/>
      <text:p text:style-name="P40"/>
      <text:p text:style-name="P42">ボルグシステム</text:p>
      <text:p text:style-name="P41">createTag受発注画面</text:p>
      <text:p text:style-name="P41">CSS　スタイルシート設計書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8">2015年5月08日</text:p>
      <text:p text:style-name="P28">株式会社デジタルデザインシンク</text:p>
      <text:p text:style-name="P28"/>
      <text:p text:style-name="P24"><text:soft-page-break/>ファイル名：order.css</text:p>
      <text:p text:style-name="P24">概要：ボルグシステム、受発注画面のクリエイトタグを用いて制作した画面のスタイルシートファイル</text:p>
      <text:p text:style-name="P24">作成日:2015.05.06</text:p>
      <text:p text:style-name="P24">設計者:T.Yamamoto</text:p>
      <text:p text:style-name="P24">作成者:T.Yamamoto</text:p>
      <text:p text:style-name="P45">ファイル<text:span text:style-name="T1">パス：borgsystem/</text:span><text:span text:style-name="T5">order/css/order.css</text:span></text:p>
      <text:p text:style-name="P44">図の説明：受発注画面についてのCSSスタイルシート</text:p>
      <text:p text:style-name="P43"/>
      <text:p text:style-name="P29">１．スタイルシート概要</text:p>
      <text:p text:style-name="P31">・cssのセレクタについて解説を行います。</text:p>
      <text:p text:style-name="P46">a　レイアウト群</text:p>
      <text:p text:style-name="P5">　1)　基本レイアウト</text:p>
      <text:p text:style-name="P5">　・ページ共通のレイアウトの構成</text:p>
      <text:p text:style-name="P5">　　①<text:span text:style-name="T21">body</text:span></text:p>
      <text:p text:style-name="P5">　　　画面に表示する全体の領域</text:p>
      <text:p text:style-name="P5"/>
      <text:p text:style-name="P5">　　②<text:span text:style-name="T21">.clearfix:after</text:span></text:p>
      <text:p text:style-name="P5">　　　クラスを適用した要素の中にfloatがあったときにその高さを認識させる</text:p>
      <text:p text:style-name="P5"/>
      <text:p text:style-name="P5">　　③a</text:p>
      <text:p text:style-name="P5">　　　リンク要素の領域</text:p>
      <text:p text:style-name="P5"/>
      <text:p text:style-name="P5">　　④<text:span text:style-name="T21">*:focus</text:span></text:p>
      <text:p text:style-name="P5">　　　<text:span text:style-name="T21">全ての要素が対象となる。フォーカスが当たったときのレスポンス。</text:span></text:p>
      <text:p text:style-name="P5"/>
      <text:p text:style-name="P5">　　⑤<text:span text:style-name="T21">input</text:span></text:p>
      <text:p text:style-name="P5">　　　入力ホームの領域</text:p>
      <text:p text:style-name="P5"/>
      <text:p text:style-name="P5">　　⑥.maiin</text:p>
      <text:p text:style-name="P5">　　　各画面のコンテンツの領域</text:p>
      <text:p text:style-name="P29"/>
      <text:p text:style-name="P29"><text:span text:style-name="T22">　　⑦</text:span><text:span text:style-name="T23">.grid1</text:span></text:p>
      <text:p text:style-name="P6">　　　グリッド1つ分のレイアウト</text:p>
      <text:p text:style-name="P29"/>
      <text:p text:style-name="P6">　　⑧.grid2</text:p>
      <text:p text:style-name="P6">　　　グリッド2つ分のレイアウト</text:p>
      <text:p text:style-name="P29"/>
      <text:p text:style-name="P6">　　⑨.grid10</text:p>
      <text:p text:style-name="P6">　　　グリッド10個分のレイアウト</text:p>
      <text:p text:style-name="P29"/>
      <text:p text:style-name="P6">　　➉ul</text:p>
      <text:p text:style-name="P6">　　　箇条書きの領域</text:p>
      <text:p text:style-name="P29"/>
      <text:p text:style-name="P6">　　⑪ul li</text:p>
      <text:p text:style-name="P6">　　　箇条書きの個々の領域</text:p>
      <text:p text:style-name="P29"/>
      <text:p text:style-name="P6">　　⑫button</text:p>
      <text:p text:style-name="P6">　　　ボタン領域</text:p>
      <text:p text:style-name="P29"/>
      <text:p text:style-name="P6">　　⑬button:hover</text:p>
      <text:p text:style-name="P6">　　　ボタンにマウスオーバーしたときのレイアウト</text:p>
      <text:p text:style-name="P29"/>
      <text:p text:style-name="P6">　　⑭.buttonImage:hover</text:p>
      <text:p text:style-name="P6">　　　画像ボタンにマウスオーバーしたときのレイアウト</text:p>
      <text:p text:style-name="P29"/>
      <text:p text:style-name="P6">　　⑮#fig2　ヘッダーより下にあるコンテンツ全体の領域</text:p>
      <text:p text:style-name="P29"/>
      <text:p text:style-name="P6">　2)　ヘッダーレイアウト</text:p>
      <text:p text:style-name="P6">　<text:span text:style-name="T87">・ページのヘッダー部分の構成</text:span></text:p>
      <text:p text:style-name="P6">　　①.header</text:p>
      <text:p text:style-name="P6"><text:soft-page-break/>　　　ヘッダーの全領域</text:p>
      <text:p text:style-name="P29"/>
      <text:p text:style-name="P6">　　②.headerTitle</text:p>
      <text:p text:style-name="P6">　　　ページのタイトルを囲む領域</text:p>
      <text:p text:style-name="P29"/>
      <text:p text:style-name="P6">　　③.header .pageTitle</text:p>
      <text:p text:style-name="P32"><text:span text:style-name="T8">　　　</text:span><text:span text:style-name="T24">ページのタイトル領域</text:span></text:p>
      <text:p text:style-name="P46"><text:span text:style-name="T1">　　</text:span>④<text:span text:style-name="T21">.closeButton</text:span></text:p>
      <text:p text:style-name="P46"><text:span text:style-name="T1">　　　</text:span>閉じるボタンのレイアウト</text:p>
      <text:p text:style-name="P31"/>
      <text:p text:style-name="P5">　3)　タブレイアウト</text:p>
      <text:p text:style-name="P5">　　①<text:span text:style-name="T21">.tabContent</text:span></text:p>
      <text:p text:style-name="P5">　　　<text:span text:style-name="T21">タブの中のコンテンツ全体の外枠</text:span></text:p>
      <text:p text:style-name="P5"/>
      <text:p text:style-name="P5">　　②.tabLabel</text:p>
      <text:p text:style-name="P5">　　　タブのラベル領域</text:p>
      <text:p text:style-name="P5"/>
      <text:p text:style-name="P5">　　③<text:span text:style-name="T21">.tablist li</text:span></text:p>
      <text:p text:style-name="P5">　　　<text:span text:style-name="T21">それぞれのタブ領域</text:span></text:p>
      <text:p text:style-name="P5"/>
      <text:p text:style-name="P5">　　④.tabArea .<text:span text:style-name="T21">tablist li:hover</text:span></text:p>
      <text:p text:style-name="P5">　　　それぞれのタブにマウスオーバーしたときのレイアウト</text:p>
      <text:p text:style-name="P5">　</text:p>
      <text:p text:style-name="P5">　　⑤<text:span text:style-name="T21">.tabRadio</text:span></text:p>
      <text:p text:style-name="P5">　　　タブのラジオボタンのレイアウト</text:p>
      <text:p text:style-name="P5"/>
      <text:p text:style-name="P5">　　⑥<text:span text:style-name="T21">.tabRadio:not(:checked) + .tabContent</text:span></text:p>
      <text:p text:style-name="P5">　　　選択されていないタブのコンテンツ領域</text:p>
      <text:p text:style-name="P5"/>
      <text:p text:style-name="P5">　　⑦.tablist .<text:span text:style-name="T21">firstTab</text:span></text:p>
      <text:p text:style-name="P5">　　　初期表示のタブのレイアウト</text:p>
      <text:p text:style-name="P5"/>
      <text:p text:style-name="P5">　4)　検索機能レイアウト</text:p>
      <text:p text:style-name="P5">　<text:span text:style-name="T86">・検索機能の構成</text:span></text:p>
      <text:p text:style-name="P5">　　①<text:span text:style-name="T21">.searcharea</text:span></text:p>
      <text:p text:style-name="P5">　　　検索機能全体の領域</text:p>
      <text:p text:style-name="P5"/>
      <text:p text:style-name="P5">　5)　期間レイアウト</text:p>
      <text:p text:style-name="P5">　・期間の構成</text:p>
      <text:p text:style-name="P5">　　①<text:span text:style-name="T21">.periodarea</text:span></text:p>
      <text:p text:style-name="P5">　　　期間全体の領域</text:p>
      <text:p text:style-name="P5"/>
      <text:p text:style-name="P5">　6)　受注種別レイアウト</text:p>
      <text:p text:style-name="P5">　・受注種別の構成</text:p>
      <text:p text:style-name="P5">　　①.choice</text:p>
      <text:p text:style-name="P5">　　　受注種別全体の領域</text:p>
      <text:p text:style-name="P5"/>
      <text:p text:style-name="P5">　　②<text:span text:style-name="T21">.choice .selectbox</text:span></text:p>
      <text:p text:style-name="P5">　　　受注種別のセレクトボックスレイアウト</text:p>
      <text:p text:style-name="P5"/>
      <text:p text:style-name="P5">　7)　ボタン群レイアウト</text:p>
      <text:p text:style-name="P5">　<text:span text:style-name="T88">・編集ボタン、PDF出力ボタンを囲む領域の構成</text:span></text:p>
      <text:p text:style-name="P5">　　①<text:span text:style-name="T21">.buttonList</text:span></text:p>
      <text:p text:style-name="P5">　　　<text:span text:style-name="T21">ボタン群全体の領域</text:span></text:p>
      <text:p text:style-name="P5"/>
      <text:p text:style-name="P5">　　②<text:span text:style-name="T21">.editButtons</text:span></text:p>
      <text:p text:style-name="P5">　　　<text:span text:style-name="T21">編集ボタン領域</text:span></text:p>
      <text:p text:style-name="P5"/>
      <text:p text:style-name="P5">　　③<text:span text:style-name="T21">.pdfButtons</text:span></text:p>
      <text:p text:style-name="P5">　　　<text:span text:style-name="T21">pdf出力ボタン領域</text:span></text:p>
      <text:p text:style-name="P5"/>
      <text:p text:style-name="P5">　8)　jqgridレイアウト</text:p>
      <text:p text:style-name="P5">　・jqGridで表示する領域の構成</text:p>
      <text:p text:style-name="P5">　　①<text:span text:style-name="T21">.wrapList</text:span></text:p>
      <text:p text:style-name="P5">　　　<text:span text:style-name="T21">jqGridの外枠領域</text:span></text:p>
      <text:p text:style-name="P5"><text:soft-page-break/></text:p>
      <text:p text:style-name="P29">２．スタイルシート・ツリー構造</text:p>
      <text:p text:style-name="P65">・<text:span text:style-name="T31">ツリー構造が成立するスタイルシートについての解説を行います。</text:span></text:p>
      <text:p text:style-name="P20">1)　基本レイアウト</text:p>
      <text:p text:style-name="P20">　<text:span text:style-name="T25">・ページ共通のレイアウトの構成</text:span></text:p>
      <text:p text:style-name="P5">　<text:span text:style-name="T7">body</text:span></text:p>
      <text:p text:style-name="P5"><text:tab/><text:span text:style-name="T7">+-- .page</text:span></text:p>
      <text:p text:style-name="P5"><text:tab/><text:tab/><text:span text:style-name="T7">+-- .main</text:span></text:p>
      <text:p text:style-name="P5"><text:tab/><text:tab/><text:tab/><text:span text:style-name="T7">+-- .header .clearfix</text:span></text:p>
      <text:p text:style-name="P5"><text:tab/><text:tab/><text:tab/><text:span text:style-name="T7">+-- #fig2 .mainContent</text:span></text:p>
      <text:p text:style-name="P5"><text:tab/><text:tab/><text:tab/><text:tab/><text:span text:style-name="T7">+-- .tabArea</text:span></text:p>
      <text:p text:style-name="P5"/>
      <text:p text:style-name="P5">2)　ヘッダーレイアウト</text:p>
      <text:p text:style-name="P25">・ページのヘッダー部分の構成</text:p>
      <text:p text:style-name="P5">　<text:span text:style-name="T7">header clearfix</text:span></text:p>
      <text:p text:style-name="P5"><text:tab/><text:span text:style-name="T7">+-- .headerTitle</text:span></text:p>
      <text:p text:style-name="P5"><text:tab/><text:tab/><text:span text:style-name="T7">+-- .pageTitle</text:span></text:p>
      <text:p text:style-name="P5"><text:tab/><text:span text:style-name="T7">+-- .closeButton grid1</text:span></text:p>
      <text:p text:style-name="P5"/>
      <text:p text:style-name="P5">3)　タブレイアウト</text:p>
      <text:p text:style-name="P5">・ページのタブコンテンツの構成</text:p>
      <text:p text:style-name="P7">　.tabArea</text:p>
      <text:p text:style-name="P7"><text:tab/>+-- .tablist</text:p>
      <text:p text:style-name="P7"><text:tab/><text:tab/>+-- .firstTab .grid1</text:p>
      <text:p text:style-name="P7"><text:tab/><text:tab/><text:tab/>+-- .tabLabel</text:p>
      <text:p text:style-name="P7"><text:tab/><text:tab/>+-- .secindTab .grid1</text:p>
      <text:p text:style-name="P7"><text:tab/><text:tab/><text:tab/>+-- .tabLabel</text:p>
      <text:p text:style-name="P7"/>
      <text:p text:style-name="P7">4)　タブコンテンツレイアウト</text:p>
      <text:p text:style-name="P5">・タブ内のコンテンツの構成</text:p>
      <text:p text:style-name="P7">　.tabArea</text:p>
      <text:p text:style-name="P7"><text:tab/>+-- .firstTabContent</text:p>
      <text:p text:style-name="P7"><text:tab/><text:tab/>+-- #sendTab .tabRadio</text:p>
      <text:p text:style-name="P7"><text:tab/><text:tab/>+-- #sendTabContent .tabContent</text:p>
      <text:p text:style-name="P7"><text:tab/><text:tab/><text:tab/>+-- .searcharea</text:p>
      <text:p text:style-name="P7"><text:tab/><text:tab/><text:tab/>+-- .periodarea</text:p>
      <text:p text:style-name="P7"><text:tab/><text:tab/><text:tab/>+-- .<text:span text:style-name="T89">choice</text:span></text:p>
      <text:p text:style-name="P7"><text:tab/><text:tab/><text:tab/>+-- #sendButtonList .buttonList</text:p>
      <text:p text:style-name="P7"><text:tab/><text:tab/><text:tab/>+-- #sendWrapList .wrapList</text:p>
      <text:p text:style-name="P17"/>
      <text:p text:style-name="P7">5)　検索機能レイアウト</text:p>
      <text:p text:style-name="P5">・期間の構成</text:p>
      <text:p text:style-name="P7">　.searcharea</text:p>
      <text:p text:style-name="P7"><text:tab/>+-- .searchText .grid1</text:p>
      <text:p text:style-name="P7"><text:tab/>+-- .searchtextbox .grid10</text:p>
      <text:p text:style-name="P7"><text:tab/>+-- #searchButton .searchButton .grid10</text:p>
      <text:p text:style-name="P15"/>
      <text:p text:style-name="P16">6)　期間レイアウト</text:p>
      <text:p text:style-name="P16">・期間の構成</text:p>
      <text:p text:style-name="P16">　.periodarea</text:p>
      <text:p text:style-name="P16"><text:tab/>+-- .periodtext .grid1</text:p>
      <text:p text:style-name="P16"><text:tab/>+-- .dateArea</text:p>
      <text:p text:style-name="P16"><text:tab/><text:tab/>+-- <text:s/>.datebox .grid2</text:p>
      <text:p text:style-name="P16"><text:tab/>+-- .from-to</text:p>
      <text:p text:style-name="P16"><text:tab/><text:tab/>+-- <text:s/>.datebox .grid2</text:p>
      <text:p text:style-name="P16"/>
      <text:p text:style-name="P16">7)　発注画面ボタン群レイアウト</text:p>
      <text:p text:style-name="P9">・発注画面の編集ボタンとpdf出力ボタン群の構成</text:p>
      <text:p text:style-name="P16">　#sebd<text:span text:style-name="T19">ButtonList .buttonList</text:span></text:p>
      <text:p text:style-name="P18"><text:span text:style-name="T3"><text:tab/></text:span><text:span text:style-name="T4">+-- .</text:span><text:span text:style-name="T15">editButtons</text:span> </text:p>
      <text:p text:style-name="P18"><text:tab/><text:tab/><text:span text:style-name="T19">+-- .</text:span><text:span text:style-name="T15">addButton .grid1</text:span> </text:p>
      <text:p text:style-name="P18"><text:tab/><text:tab/><text:span text:style-name="T19">+-- .</text:span><text:span text:style-name="T15">de</text:span><text:span text:style-name="T16">l</text:span><text:span text:style-name="T15">eteButton .grid1</text:span> </text:p>
      <text:p text:style-name="P18"><text:tab/><text:span text:style-name="T1">+-- .</text:span><text:span text:style-name="T15">pdfbuttons</text:span> </text:p>
      <text:p text:style-name="P18"><text:span text:style-name="T1"><text:tab/><text:tab/></text:span><text:span text:style-name="T2">+-- .</text:span><text:span text:style-name="T15">buttonsposition</text:span></text:p>
      <text:p text:style-name="P18"><text:span text:style-name="T15"><text:tab/><text:tab/><text:tab/></text:span><text:span text:style-name="T16">+-- .</text:span><text:span text:style-name="T15">firstbutton grid1</text:span> </text:p>
      <text:p text:style-name="P18"><text:tab/><text:tab/><text:tab/><text:span text:style-name="T20">+-- .</text:span><text:span text:style-name="T15">secondButton grid1</text:span> </text:p>
      <text:p text:style-name="P18"><text:soft-page-break/><text:tab/><text:tab/><text:tab/><text:span text:style-name="T20">+-- .</text:span><text:span text:style-name="T15">thirdbutton grid2</text:span> </text:p>
      <text:p text:style-name="P8"/>
      <text:p text:style-name="P9">8)　受注画面ボタン群レイアウト</text:p>
      <text:p text:style-name="P9">・受注画面の編集ボタンとpdf出力ボタン群の構成</text:p>
      <text:p text:style-name="P10"><text:span text:style-name="T3">　.#</text:span><text:span text:style-name="T14">receivedButtonList</text:span><text:span text:style-name="T4"> .buttonList</text:span></text:p>
      <text:p text:style-name="P10"><text:span text:style-name="T3"><text:tab/></text:span><text:span text:style-name="T4">+-- .</text:span><text:span text:style-name="T14">editButtons</text:span> </text:p>
      <text:p text:style-name="P10"><text:tab/><text:tab/><text:span text:style-name="T19">+-- .</text:span><text:span text:style-name="T14">addButton .grid1</text:span> </text:p>
      <text:p text:style-name="P10"><text:tab/><text:tab/><text:span text:style-name="T19">+-- .</text:span><text:span text:style-name="T14">de;eteButton .grid1</text:span> </text:p>
      <text:p text:style-name="P10"><text:tab/><text:span text:style-name="T1">+-- .</text:span><text:span text:style-name="T14">pdfbuttons</text:span> </text:p>
      <text:p text:style-name="P10"><text:span text:style-name="T1"><text:tab/><text:tab/></text:span><text:span text:style-name="T2">+-- .</text:span><text:span text:style-name="T14">buttonsposition</text:span></text:p>
      <text:p text:style-name="P10"><text:span text:style-name="T14"><text:tab/><text:tab/><text:tab/></text:span><text:span text:style-name="T18">+-- .</text:span><text:span text:style-name="T14">firstbutton grid1</text:span> </text:p>
      <text:p text:style-name="P10"><text:tab/><text:tab/><text:tab/><text:span text:style-name="T20">+-- .</text:span><text:span text:style-name="T14">secondButton grid1</text:span> </text:p>
      <text:p text:style-name="P9"><text:tab/><text:tab/><text:tab/>+-- .<text:span text:style-name="T14">thirdbutton grid2</text:span> </text:p>
      <text:p text:style-name="P10"><text:span text:style-name="T14"><text:tab/><text:tab/><text:tab/></text:span><text:span text:style-name="T18">+-- .forth</text:span><text:span text:style-name="T14">button grid1</text:span> </text:p>
      <text:p text:style-name="P10"><text:tab/><text:tab/><text:tab/><text:span text:style-name="T20">+-- .fifth</text:span><text:span text:style-name="T14">Button grid1</text:span> </text:p>
      <text:p text:style-name="P9"><text:tab/><text:tab/><text:tab/>+-- .sixth<text:span text:style-name="T14">button grid2</text:span> </text:p>
      <text:p text:style-name="P7"><text:tab/></text:p>
      <text:p text:style-name="P9">9)　jqGridテーブルレイアウト</text:p>
      <text:p text:style-name="P5">・jqGridで表示する領域の構成</text:p>
      <text:p text:style-name="P9">　#sendWrapList .wrapList</text:p>
      <text:p text:style-name="P9"><text:tab/>+-- .#sendWrapList .list</text:p>
      <text:p text:style-name="P30"/>
      <text:p text:style-name="P9"><text:span text:style-name="T89">10</text:span>)　受注種別レイアウト</text:p>
      <text:p text:style-name="P9">　・受注種別のセレクトボックスの構成</text:p>
      <text:p text:style-name="P9">　.choice</text:p>
      <text:p text:style-name="P17"><text:span text:style-name="T77"><text:tab/>+-- .</text:span><text:span text:style-name="T17">selectLabel grid2</text:span> </text:p>
      <text:p text:style-name="P17"><text:tab/><text:span text:style-name="T89">+-- .</text:span><text:span text:style-name="T17">selectbox grid2</text:span> </text:p>
      <text:p text:style-name="P17"><text:tab/><text:tab/><text:span text:style-name="T1">+-- .</text:span><text:span text:style-name="T17">firstSelect</text:span> </text:p>
      <text:p text:style-name="P17"><text:tab/><text:tab/><text:span text:style-name="T1">+-- .</text:span><text:span text:style-name="T6">second</text:span><text:span text:style-name="T17">Select</text:span> </text:p>
      <text:p text:style-name="P17"><text:tab/><text:tab/><text:span text:style-name="T1">+-- .</text:span><text:span text:style-name="T6">tirds</text:span><text:span text:style-name="T17">elect</text:span> </text:p>
      <text:p text:style-name="P17"><text:span text:style-name="T1"><text:tab/><text:tab/>+-- .</text:span><text:span text:style-name="T6">forth</text:span><text:span text:style-name="T17">Select</text:span> </text:p>
      <text:p text:style-name="P17"><text:tab/><text:tab/><text:span text:style-name="T1">+-- .</text:span><text:span text:style-name="T6">fifth</text:span><text:span text:style-name="T17">Select</text:span> </text:p>
      <text:p text:style-name="P30"/>
      <text:p text:style-name="P67">３．スタイルシート詳細設計（全てorder.cssに記述）</text:p>
      <text:p text:style-name="P68">・実際に記述するスタイルシートの詳細</text:p>
      <text:p text:style-name="P4">　1)　基本レイアウト</text:p>
      <text:p text:style-name="P4">　・ページ共通のレイアウトの構成</text:p>
      <text:p text:style-name="P19">　　<text:span text:style-name="T32">①</text:span><text:span text:style-name="T28"> </text:span><text:span text:style-name="T34">body</text:span></text:p>
      <text:p text:style-name="P2"><text:s text:c="6"/>概要<text:tab/>：<text:span text:style-name="T41">画面に表示する全体の領域</text:span></text:p>
      <text:p text:style-name="P2">　　種別<text:tab/>：タグ</text:p>
      <text:p text:style-name="P1">　　親<text:tab/><text:tab/>：なし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2">　　プロパティ<text:tab/>：</text:p>
      <text:p text:style-name="P11"><text:span text:style-name="T69"><text:tab/></text:span><text:span text:style-name="T71">font-family</text:span><text:span text:style-name="T69"><text:tab/>：</text:span><text:span text:style-name="T71">"ヒラギノ角ゴ Pro W3", "Hiragino Kaku Gothic Pro",</text:span></text:p>
      <text:p text:style-name="P3">　　　　　　　　　　　　　 "メイリオ", Meiryo, Osaka, "ＭＳ Ｐゴシック",</text:p>
      <text:p text:style-name="P11"><text:span text:style-name="T71">　　　　　　　　　　　　　 "MS PGothic", sans-serif;</text:span><text:span text:style-name="T69"><text:tab/>　　　　　　　　　　：</text:span><text:span text:style-name="T70">フォントの設定をする</text:span></text:p>
      <text:p text:style-name="P37"><text:span text:style-name="T37"><text:tab/></text:span><text:span text:style-name="T38">margin<text:tab/><text:tab/>：1% 0<text:tab/><text:tab/><text:tab/>：余白を</text:span><text:span text:style-name="T40">上下に1%の幅で</text:span><text:span text:style-name="T38">とる</text:span></text:p>
      <text:p text:style-name="P37"><text:span text:style-name="T9"><text:tab/></text:span><text:span text:style-name="T47">font-size<text:tab/>：</text:span><text:span text:style-name="T44">9</text:span><text:span text:style-name="T48">0%</text:span><text:span text:style-name="T47"><text:tab/><text:tab/><text:tab/>：</text:span><text:span text:style-name="T49">全体的を通常の9割程度のサイズにする</text:span></text:p>
      <text:p text:style-name="P37"><text:span text:style-name="T9"><text:tab/></text:span><text:span text:style-name="T45">color<text:tab/></text:span><text:span text:style-name="T47"><text:tab/>：</text:span><text:span text:style-name="T49">#888</text:span><text:span text:style-name="T47"><text:tab/><text:tab/><text:tab/>：</text:span><text:span text:style-name="T49">色を少し薄め</text:span><text:span text:style-name="T45">の黒</text:span><text:span text:style-name="T49">にする</text:span></text:p>
      <text:p text:style-name="P21"/>
      <text:p text:style-name="P21"><text:span text:style-name="T53">　　</text:span><text:span text:style-name="T64">②</text:span><text:span text:style-name="T67"> </text:span><text:span text:style-name="T56">.clearfix:after</text:span></text:p>
      <text:p text:style-name="P2"><text:s text:c="6"/>概要<text:tab/>：子要素にfloatがあったときに親要素の高さを認識させるためのレイアウト</text:p>
      <text:p text:style-name="P2">　　種別<text:tab/>：クラス</text:p>
      <text:p text:style-name="P1">　　親<text:tab/><text:tab/>：なし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2">　　プロパティ<text:tab/>：</text:p>
      <text:p text:style-name="P11"><text:span text:style-name="T69"><text:tab/></text:span><text:span text:style-name="T71">content</text:span><text:span text:style-name="T69"><text:tab/><text:tab/>：</text:span><text:span text:style-name="T71">" "<text:tab/><text:tab/><text:tab/>：場所をとらない形で要素を存在させる</text:span></text:p>
      <text:p text:style-name="P37"><text:span text:style-name="T37"><text:tab/></text:span><text:span text:style-name="T38">display<text:tab/><text:tab/>：block<text:tab/><text:tab/><text:tab/>：必ずブロックとして扱う</text:span></text:p>
      <text:p text:style-name="P37"><text:span text:style-name="T9"><text:tab/></text:span><text:span text:style-name="T10">clear<text:tab/></text:span><text:span text:style-name="T47"><text:tab/>：</text:span><text:span text:style-name="T49">both</text:span><text:span text:style-name="T47"><text:tab/><text:tab/><text:tab/>：</text:span><text:span text:style-name="T49">回り込み防止</text:span><text:span text:style-name="T45">する</text:span></text:p>
      <text:p text:style-name="P21"><text:span text:style-name="T65"><text:tab/></text:span><text:span text:style-name="T66">height</text:span><text:span text:style-name="T52"><text:tab/></text:span><text:span text:style-name="T53"><text:tab/>：0<text:tab/><text:tab/><text:tab/>：</text:span><text:span text:style-name="T52">後に存在する要素の高さを0にする</text:span><text:span text:style-name="T53">　</text:span></text:p>
      <text:p text:style-name="P21"><text:span text:style-name="T53">　　　　</text:span><text:span text:style-name="T54">visibility<text:tab/> :hidden<text:tab/><text:tab/>：表示しない</text:span></text:p>
      <text:p text:style-name="P19"/>
      <text:p text:style-name="P19"><text:soft-page-break/>　　<text:span text:style-name="T32">③</text:span><text:span text:style-name="T28"> </text:span><text:span text:style-name="T35">a</text:span></text:p>
      <text:p text:style-name="P2"><text:s text:c="6"/>概要<text:tab/>：<text:span text:style-name="T43">リンク要素の領域</text:span></text:p>
      <text:p text:style-name="P2">　　種別<text:tab/>：タグ</text:p>
      <text:p text:style-name="P1">　　親<text:tab/><text:tab/>：なし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2">　　プロパティ<text:tab/>：</text:p>
      <text:p text:style-name="P19"><text:span text:style-name="T25"><text:tab/></text:span><text:span text:style-name="T26">text-decoration</text:span><text:span text:style-name="T52"><text:tab/></text:span><text:span text:style-name="T51">：</text:span><text:span text:style-name="T52">none</text:span><text:span text:style-name="T51"><text:tab/><text:tab/><text:tab/>：</text:span><text:span text:style-name="T52">下線を消す</text:span></text:p>
      <text:p text:style-name="P19"/>
      <text:p text:style-name="P19">　　<text:span text:style-name="T32">④</text:span><text:span text:style-name="T28"> </text:span><text:span text:style-name="T36">*:focus</text:span></text:p>
      <text:p text:style-name="P2"><text:s text:c="6"/>概要<text:tab/>：<text:span text:style-name="T42">全ての要素が対象となる。フォーカスが当たったときのレスポンス。</text:span></text:p>
      <text:p text:style-name="P2">　　種別<text:tab/>：</text:p>
      <text:p text:style-name="P1">　　親<text:tab/><text:tab/>：なし</text:p>
      <text:p text:style-name="P63">　　作成日<text:tab/>：<text:span text:style-name="T91">2015.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2">　　プロパティ<text:tab/>：</text:p>
      <text:p text:style-name="P36"><text:span text:style-name="T12"><text:tab/></text:span><text:span text:style-name="T13">outline</text:span><text:span text:style-name="T61"><text:tab/></text:span><text:span text:style-name="T62"><text:tab/>：</text:span><text:span text:style-name="T63">none</text:span><text:span text:style-name="T62"><text:tab/><text:tab/><text:tab/>：</text:span><text:span text:style-name="T63">表示される青い枠線を消す</text:span></text:p>
      <text:p text:style-name="P19"/>
      <text:p text:style-name="P19">　　<text:span text:style-name="T32">⑤</text:span><text:span text:style-name="T34">input</text:span></text:p>
      <text:p text:style-name="P2"><text:s text:c="6"/>概要<text:tab/>：<text:span text:style-name="T43">入力フォームの要素</text:span></text:p>
      <text:p text:style-name="P2">　　種別<text:tab/>：クラス</text:p>
      <text:p text:style-name="P1">　　親<text:tab/><text:tab/>：なし</text:p>
      <text:p text:style-name="P2">　　作成日<text:tab/>：</text:p>
      <text:p text:style-name="P1">　　設計者<text:tab/>：<text:span text:style-name="T68">T.Masuda</text:span></text:p>
      <text:p text:style-name="P1">　　作成者<text:tab/>：<text:span text:style-name="T68">T.Masuda</text:span></text:p>
      <text:p text:style-name="P2">　　プロパティ<text:tab/>：</text:p>
      <text:p text:style-name="P37"><text:span text:style-name="T37"><text:tab/></text:span><text:span text:style-name="T39">background</text:span><text:span text:style-name="T38"><text:tab/>：</text:span><text:span text:style-name="T39">#FFF</text:span><text:span text:style-name="T38"><text:tab/><text:tab/><text:tab/>：</text:span><text:span text:style-name="T39">灰色になる場合があるので白くする</text:span></text:p>
      <text:p text:style-name="P37"><text:span text:style-name="T9"><text:tab/></text:span><text:span text:style-name="T11">vertical-align</text:span><text:span text:style-name="T47"><text:tab/>：</text:span><text:span text:style-name="T50">middle</text:span><text:span text:style-name="T47"><text:tab/><text:tab/>：</text:span><text:span text:style-name="T50">高さを親要素の中心に合わせる</text:span></text:p>
      <text:p text:style-name="P19"><text:span text:style-name="T25"><text:tab/></text:span><text:span text:style-name="T26">height</text:span><text:span text:style-name="T52"><text:tab/></text:span><text:span text:style-name="T51"><text:tab/>：</text:span><text:span text:style-name="T55">32px</text:span><text:span text:style-name="T59"><text:tab/><text:tab/><text:tab/>：</text:span><text:span text:style-name="T60">コンテンツの高さ</text:span></text:p>
      <text:p text:style-name="P19"/>
      <text:p text:style-name="P19">　　<text:span text:style-name="T32">⑥</text:span><text:span text:style-name="T30"> </text:span><text:span text:style-name="T33">.</text:span><text:span text:style-name="T34">main</text:span></text:p>
      <text:p text:style-name="P14"><text:s text:c="6"/>概要<text:tab/>：<text:span text:style-name="T43">各画面のコンテンツの領域</text:span></text:p>
      <text:p text:style-name="P14">　　種別<text:tab/>：クラス</text:p>
      <text:p text:style-name="P12">　　親<text:tab/><text:tab/>：<text:span text:style-name="T72">#container ← .page</text:span></text:p>
      <text:p text:style-name="P2">　　作成日<text:tab/>：201<text:span text:style-name="T72">4</text:span>.<text:span text:style-name="T21">06.12</text:span></text:p>
      <text:p text:style-name="P1">　　設計者<text:tab/>：<text:span text:style-name="T68">T.Ishii</text:span></text:p>
      <text:p text:style-name="P1">　　作成者<text:tab/>：<text:span text:style-name="T68">T.Ishii</text:span></text:p>
      <text:p text:style-name="P14">　　プロパティ<text:tab/>：</text:p>
      <text:p text:style-name="P33"><text:span text:style-name="T37"><text:tab/></text:span><text:span text:style-name="T39">max-width</text:span><text:span text:style-name="T38"><text:tab/>：</text:span><text:span text:style-name="T39">768px</text:span><text:span text:style-name="T38"><text:tab/><text:tab/>：</text:span><text:span text:style-name="T39">画面幅の最大値</text:span></text:p>
      <text:p text:style-name="P33"><text:span text:style-name="T9"><text:tab/></text:span><text:span text:style-name="T11">width</text:span><text:span text:style-name="T47"><text:tab/><text:tab/>：</text:span><text:span text:style-name="T46">10</text:span><text:span text:style-name="T48">0%</text:span><text:span text:style-name="T57"><text:tab/><text:tab/><text:tab/>：</text:span><text:span text:style-name="T58">幅の基準パーセンテージ</text:span></text:p>
      <text:p text:style-name="P19"><text:span text:style-name="T25"><text:tab/></text:span><text:span text:style-name="T26">height</text:span><text:span text:style-name="T52"><text:tab/></text:span><text:span text:style-name="T51"><text:tab/>：</text:span><text:span text:style-name="T55">inherit</text:span><text:span text:style-name="T59"><text:tab/><text:tab/>：</text:span><text:span text:style-name="T60">containerの高さを継承</text:span></text:p>
      <text:p text:style-name="P19"><text:span text:style-name="T60"><text:tab/></text:span><text:span text:style-name="T55">margin<text:tab/></text:span><text:span text:style-name="T60"><text:tab/>：</text:span><text:span text:style-name="T55">0 auto 0<text:tab/><text:tab/>：画面全体の各マージン</text:span></text:p>
      <text:p text:style-name="P48"><text:tab/>max-height<text:tab/>：1024px<text:tab/><text:tab/>：画面の最大高</text:p>
      <text:p text:style-name="P19"/>
      <text:p text:style-name="P19">　　<text:span text:style-name="T25">⑦</text:span><text:span text:style-name="T27">.grid1</text:span></text:p>
      <text:p text:style-name="P14"><text:s text:c="6"/>概要<text:tab/>：<text:span text:style-name="T74">グリッド1つ分のレイアウト</text:span></text:p>
      <text:p text:style-name="P14">　　種別<text:tab/>：クラス</text:p>
      <text:p text:style-name="P12">　　親<text:tab/><text:tab/>：なし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53"><text:tab/>width<text:tab/><text:tab/>：32px<text:tab/><text:tab/><text:tab/>：1グリッドの幅。</text:p>
      <text:p text:style-name="P53"><text:tab/>height<text:tab/><text:tab/>：31px<text:tab/><text:tab/> <text:tab/>：コンテンツの高さ </text:p>
      <text:p text:style-name="P34"/>
      <text:p text:style-name="P19">　　<text:span text:style-name="T27">⑧.grid2</text:span></text:p>
      <text:p text:style-name="P14"><text:s text:c="6"/>概要<text:tab/>：<text:span text:style-name="T74">グリッド2つ分のレイアウト</text:span></text:p>
      <text:p text:style-name="P14">　　種別<text:tab/>：クラス</text:p>
      <text:p text:style-name="P12">　　親<text:tab/><text:tab/>：なし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53"><text:tab/>width<text:tab/><text:tab/>：64px<text:tab/><text:tab/><text:tab/>：2グリッドの幅。</text:p>
      <text:p text:style-name="P49"><text:soft-page-break/><text:tab/>height<text:tab/><text:tab/>：31px<text:tab/><text:tab/> <text:tab/>：コンテンツの高さ </text:p>
      <text:p text:style-name="P35"/>
      <text:p text:style-name="P19">　　<text:span text:style-name="T25">⑨</text:span><text:span text:style-name="T27">.grid10</text:span></text:p>
      <text:p text:style-name="P14"><text:s text:c="6"/>概要<text:tab/>：<text:span text:style-name="T74">グリッド10個分のレイアウト</text:span></text:p>
      <text:p text:style-name="P14">　　種別<text:tab/>：クラス</text:p>
      <text:p text:style-name="P12">　　親<text:tab/><text:tab/>：なし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53"><text:tab/>width<text:tab/><text:tab/>：325px<text:tab/><text:tab/>：10グリッドの幅。</text:p>
      <text:p text:style-name="P49"><text:tab/>height<text:tab/><text:tab/>：31px<text:tab/><text:tab/> <text:tab/>：コンテンツの高さ </text:p>
      <text:p text:style-name="P35"/>
      <text:p text:style-name="P19">　　<text:span text:style-name="T25">➉</text:span><text:span text:style-name="T27">ul</text:span></text:p>
      <text:p text:style-name="P14"><text:s text:c="6"/>概要<text:tab/>：<text:span text:style-name="T74">箇条書きの領域</text:span></text:p>
      <text:p text:style-name="P14">　　種別<text:tab/>：タグ</text:p>
      <text:p text:style-name="P12">　　親<text:tab/><text:tab/>：なし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50"><text:tab/>margin<text:tab/><text:tab/>：0<text:tab/><text:tab/><text:tab/>：余白を0にする</text:p>
      <text:p text:style-name="P50"><text:tab/>padding<text:tab/>：0<text:tab/><text:tab/><text:tab/>：要素の広がりを0にする</text:p>
      <text:p text:style-name="P35"/>
      <text:p text:style-name="P19">　　<text:span text:style-name="T27">⑪ul li</text:span></text:p>
      <text:p text:style-name="P14"><text:s text:c="6"/>概要<text:tab/>：<text:span text:style-name="T74">箇条書きの個々の領域</text:span></text:p>
      <text:p text:style-name="P14">　　種別<text:tab/>：タグ</text:p>
      <text:p text:style-name="P12">　　親<text:tab/><text:tab/>：なし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78">list-style<text:tab/>：none<text:tab/><text:tab/><text:tab/>：黒丸をつけない</text:span></text:p>
      <text:p text:style-name="P35"/>
      <text:p text:style-name="P19">　　<text:span text:style-name="T27">⑫button</text:span></text:p>
      <text:p text:style-name="P14"><text:s text:c="6"/>概要<text:tab/>：<text:span text:style-name="T74">ボタン領域</text:span></text:p>
      <text:p text:style-name="P14">　　種別<text:tab/>：タグ</text:p>
      <text:p text:style-name="P12">　　親<text:tab/><text:tab/>：なし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0">height<text:tab/><text:tab/>：28px<text:tab/><text:tab/><text:tab/>：ボタンの高さを28pxにする</text:span></text:p>
      <text:p text:style-name="P51"><text:tab/>padding<text:tab/>：4px<text:tab/><text:tab/><text:tab/>：要素の幅を4px広げる</text:p>
      <text:p text:style-name="P51"><text:tab/>color<text:tab/><text:tab/>：#555<text:tab/><text:tab/>：色を少し薄くする</text:p>
      <text:p text:style-name="P23"/>
      <text:p text:style-name="P19">　　<text:span text:style-name="T27">⑬button:hover</text:span></text:p>
      <text:p text:style-name="P14"><text:s text:c="6"/>概要<text:tab/>：<text:span text:style-name="T74">ボタンにマウスオーバーしたときのレイアウト</text:span></text:p>
      <text:p text:style-name="P14">　　種別<text:tab/>：タグ</text:p>
      <text:p text:style-name="P12">　　親<text:tab/><text:tab/>：なし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60"><text:span text:style-name="T79"><text:tab/></text:span><text:span text:style-name="T85">cursor<text:tab/><text:tab/>：pointer<text:tab/><text:tab/>：カーソルを指にする</text:span></text:p>
      <text:p text:style-name="P61"><text:span text:style-name="T85"><text:tab/>opacity<text:tab/></text:span><text:span text:style-name="T78">：</text:span><text:span text:style-name="T85">0.4<text:tab/><text:tab/><text:tab/></text:span><text:span text:style-name="T78">：要素の透過度を</text:span><text:span text:style-name="T85">40%にする</text:span></text:p>
      <text:p text:style-name="P23"/>
      <text:p text:style-name="P19">　　⑭<text:span text:style-name="T27">.buttonImage:hover</text:span></text:p>
      <text:p text:style-name="P14"><text:s text:c="6"/>概要<text:tab/>：<text:span text:style-name="T74">画像ボタンにマウスオーバーしたときのレイアウト</text:span></text:p>
      <text:p text:style-name="P14">　　種別<text:tab/>：クラス</text:p>
      <text:p text:style-name="P12">　　親<text:tab/><text:tab/>：なし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60"><text:span text:style-name="T79"><text:tab/></text:span><text:span text:style-name="T85">opacity<text:tab/>：0.65<text:tab/><text:tab/><text:tab/>：要素の透過度を65%にする</text:span></text:p>
      <text:p text:style-name="P23"><text:soft-page-break/></text:p>
      <text:p text:style-name="P19">　　<text:span text:style-name="T27">⑮#fig2</text:span></text:p>
      <text:p text:style-name="P14"><text:s text:c="6"/>概要<text:tab/>：<text:span text:style-name="T74">ヘッダーより下にあるコンテンツ全体の領域</text:span></text:p>
      <text:p text:style-name="P14">　　種別<text:tab/>：ID</text:p>
      <text:p text:style-name="P12">　　親<text:tab/><text:tab/>：.<text:span text:style-name="T90">main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1">background<text:tab/>：#eee<text:tab/><text:tab/><text:tab/>：背景をグレーにする</text:span></text:p>
      <text:p text:style-name="P54"><text:tab/>clear<text:tab/><text:tab/>：both<text:tab/><text:tab/><text:tab/>：回り込みを解除する</text:p>
      <text:p text:style-name="P54"><text:tab/>padding<text:tab/>：10px<text:tab/><text:tab/><text:tab/>：要素の幅を10px広げる</text:p>
      <text:p text:style-name="P26"/>
      <text:p text:style-name="P62">　2)　ヘッダーレイアウト</text:p>
      <text:p text:style-name="P26">　・ページのヘッダー部分の構成</text:p>
      <text:p text:style-name="P19">　　<text:span text:style-name="T27">①.header</text:span></text:p>
      <text:p text:style-name="P14"><text:s text:c="6"/>概要<text:tab/>：<text:span text:style-name="T74">ヘッダーの全領域</text:span></text:p>
      <text:p text:style-name="P14">　　種別<text:tab/>：クラス</text:p>
      <text:p text:style-name="P12">　　親<text:tab/><text:tab/>：.<text:span text:style-name="T90">main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54"><text:tab/>margin<text:tab/><text:tab/>：1% 0<text:tab/><text:tab/><text:tab/>：余白を上下に1%とる</text:p>
      <text:p text:style-name="P26"/>
      <text:p text:style-name="P19">　　<text:span text:style-name="T27">②.headerTitle</text:span></text:p>
      <text:p text:style-name="P14"><text:s text:c="6"/>概要<text:tab/>：<text:span text:style-name="T74">ページのタイトルを囲む領域</text:span></text:p>
      <text:p text:style-name="P14">　　種別<text:tab/>：クラス</text:p>
      <text:p text:style-name="P12">　　親<text:tab/><text:tab/>：なし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1">float<text:tab/><text:tab/>：left<text:tab/><text:tab/><text:tab/>：左側に回り込みする</text:span></text:p>
      <text:p text:style-name="P54"><text:tab/>width<text:tab/><text:tab/>：90%<text:tab/><text:tab/><text:tab/>：幅を80%にする</text:p>
      <text:p text:style-name="P54"><text:tab/>text-align<text:tab/>：center<text:tab/><text:tab/>：中央揃えにする</text:p>
      <text:p text:style-name="P26"/>
      <text:p text:style-name="P19">　　<text:span text:style-name="T27">③.header .pageTitle</text:span></text:p>
      <text:p text:style-name="P14"><text:s text:c="6"/>概要<text:tab/>：<text:span text:style-name="T74">ページのタイトル領域</text:span></text:p>
      <text:p text:style-name="P14">　　種別<text:tab/>：クラス</text:p>
      <text:p text:style-name="P13">　　親<text:tab/><text:tab/>：.<text:span text:style-name="T90">header</text:span> ← .<text:span text:style-name="T90">headerTitle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1">margin<text:tab/><text:tab/>：0<text:tab/><text:tab/><text:tab/>：余白を0にしてタグデフォルトの余白をとらせない</text:span></text:p>
      <text:p text:style-name="P26"/>
      <text:p text:style-name="P19">　　<text:span text:style-name="T27">④.closeButton</text:span></text:p>
      <text:p text:style-name="P14"><text:s text:c="6"/>概要<text:tab/>：<text:span text:style-name="T74">閉じるボタンのレイアウト</text:span></text:p>
      <text:p text:style-name="P14">　　種別<text:tab/>：クラス</text:p>
      <text:p text:style-name="P12">　　親<text:tab/><text:tab/>：.<text:span text:style-name="T90">header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1">float<text:tab/><text:tab/>：right<text:tab/><text:tab/><text:tab/>：右側に回り込みする</text:span></text:p>
      <text:p text:style-name="P54"><text:tab/>margin-top<text:tab/>：6px<text:tab/><text:tab/><text:tab/>：上から余白をとる</text:p>
      <text:p text:style-name="P26"/>
      <text:p text:style-name="P62">　3)　タブレイアウト</text:p>
      <text:p text:style-name="P54">　・ページのタブコンテンツの構成</text:p>
      <text:p text:style-name="P19">　　<text:span text:style-name="T25">①</text:span><text:span text:style-name="T27">.tabContent</text:span></text:p>
      <text:p text:style-name="P14"><text:s text:c="6"/>概要<text:tab/>：<text:span text:style-name="T74">タブの中のコンテンツ全体の外枠</text:span></text:p>
      <text:p text:style-name="P14">　　種別<text:tab/>：クラス</text:p>
      <text:p text:style-name="P12">　　親<text:tab/><text:tab/>：.<text:span text:style-name="T90">tabArea</text:span> ← .<text:span text:style-name="T90">firstTabContent</text:span> ← .<text:span text:style-name="T90">tabRadio</text:span>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<text:soft-page-break/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2">background<text:tab/>：#fff<text:tab/><text:tab/><text:tab/>：背景を白にする</text:span></text:p>
      <text:p text:style-name="P55"><text:tab/>padding<text:tab/>：10px<text:tab/><text:tab/><text:tab/>：要素の幅を10px広げる</text:p>
      <text:p text:style-name="P55"><text:tab/>border<text:tab/><text:tab/>：1px solid #999<text:tab/>：少し灰色目の黒い線で要素を囲む</text:p>
      <text:p text:style-name="P55"><text:tab/>border-top<text:tab/>：none<text:tab/><text:tab/><text:tab/>：上部の線を消す</text:p>
      <text:p text:style-name="P26"/>
      <text:p text:style-name="P19">　　<text:span text:style-name="T25">②.tabLabel</text:span></text:p>
      <text:p text:style-name="P14"><text:s text:c="6"/>概要<text:tab/>：<text:span text:style-name="T73">タブのラベル領域</text:span></text:p>
      <text:p text:style-name="P14">　　種別<text:tab/>：クラス</text:p>
      <text:p text:style-name="P12">　　親<text:tab/><text:tab/>：.<text:span text:style-name="T90">tablist</text:span> ← .<text:span text:style-name="T90">fitstTab</text:span>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2">cursor<text:tab/><text:tab/>：pointer<text:tab/><text:tab/>：マウスカーソルを指にする</text:span></text:p>
      <text:p text:style-name="P26"/>
      <text:p text:style-name="P19">　　<text:span text:style-name="T25">③</text:span><text:span text:style-name="T27">.tablist li</text:span></text:p>
      <text:p text:style-name="P14"><text:s text:c="6"/>概要<text:tab/>：<text:span text:style-name="T74">それぞれのタブ領域</text:span></text:p>
      <text:p text:style-name="P14">　　種別<text:tab/>：タグ</text:p>
      <text:p text:style-name="P12">　　親<text:tab/><text:tab/>：.<text:span text:style-name="T90">tablist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2">cursor<text:tab/><text:tab/>：pointer<text:tab/><text:tab/>：マウスカーソルを指にする</text:span></text:p>
      <text:p text:style-name="P55"><text:tab/>display<text:tab/><text:tab/>：inline-block<text:tab/><text:tab/>：ブロック要素にしてクリックしやすくする</text:p>
      <text:p text:style-name="P55"><text:tab/>padding<text:tab/>：5px<text:tab/><text:tab/><text:tab/>：5px要素の幅を広げる</text:p>
      <text:p text:style-name="P55"><text:tab/>color<text:tab/><text:tab/>：#444<text:tab/><text:tab/>：文字色を少しグレーがかかった黒にする</text:p>
      <text:p text:style-name="P55"><text:tab/>background<text:tab/>：#eee<text:tab/><text:tab/><text:tab/>：背景をグレーにする</text:p>
      <text:p text:style-name="P55"><text:tab/>border<text:tab/><text:tab/>：1px solid #999<text:tab/>：濃い目の線を引く</text:p>
      <text:p text:style-name="P55"><text:tab/>border-bottom<text:tab/><text:tab/>：none：底のボーダをなくす</text:p>
      <text:p text:style-name="P55"><text:tab/>border-top-left-radius<text:tab/>：5px<text:tab/>：要素の左上の角を丸くする</text:p>
      <text:p text:style-name="P56"><text:tab/>border-top-right-radius<text:tab/>：5px<text:tab/>：要素の右上の角を丸くする</text:p>
      <text:p text:style-name="P55"><text:tab/>height<text:tab/><text:tab/><text:tab/><text:tab/>：22px<text:tab/>：高さを22pxにする</text:p>
      <text:p text:style-name="P26"/>
      <text:p text:style-name="P19">　　<text:span text:style-name="T25">④.tabArea .</text:span><text:span text:style-name="T27">tablist li:hover</text:span></text:p>
      <text:p text:style-name="P14"><text:s text:c="6"/>概要<text:tab/>：<text:span text:style-name="T73">それぞれのタブにマウスオーバーしたときのレイアウト</text:span></text:p>
      <text:p text:style-name="P14">　　種別<text:tab/>：クラス</text:p>
      <text:p text:style-name="P12">　　親<text:tab/><text:tab/>：.<text:span text:style-name="T90">tablist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3">color<text:tab/><text:tab/>:#999<text:tab/><text:tab/><text:tab/>：文字色をグレーにする</text:span></text:p>
      <text:p text:style-name="P26"/>
      <text:p text:style-name="P19">　　<text:span text:style-name="T25">⑤</text:span><text:span text:style-name="T27">.tabRadio</text:span></text:p>
      <text:p text:style-name="P14"><text:s text:c="6"/>概要<text:tab/>：<text:span text:style-name="T73">タブのラジオボタンのレイアウト</text:span></text:p>
      <text:p text:style-name="P14">　　種別<text:tab/>：クラス</text:p>
      <text:p text:style-name="P13">　　親<text:tab/><text:tab/>：.<text:span text:style-name="T90">firstTabContent</text:span>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3">display<text:tab/><text:tab/>:none<text:tab/><text:tab/><text:tab/>：ラジオボタンを消して見た目をタブにする</text:span></text:p>
      <text:p text:style-name="P26"/>
      <text:p text:style-name="P19">　　<text:span text:style-name="T25">⑥</text:span><text:span text:style-name="T27">.tabRadio:not(:checked) + .tabContent</text:span></text:p>
      <text:p text:style-name="P14"><text:s text:c="6"/>概要<text:tab/>：<text:span text:style-name="T73">選択されていないタブのコンテンツ領域</text:span></text:p>
      <text:p text:style-name="P14">　　種別<text:tab/>：クラス</text:p>
      <text:p text:style-name="P12">　　親<text:tab/><text:tab/>：.<text:span text:style-name="T90">firstTabContent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3">display<text:tab/><text:tab/>：none<text:tab/><text:tab/><text:tab/>：選択されていないタブのコンテンツは表示しないようにする</text:span></text:p>
      <text:p text:style-name="P26"/>
      <text:p text:style-name="P19"><text:soft-page-break/>　　<text:span text:style-name="T25">⑦.tablist .</text:span><text:span text:style-name="T27">firstTab</text:span></text:p>
      <text:p text:style-name="P14"><text:s text:c="6"/>概要<text:tab/>：<text:span text:style-name="T73">初期表示のタブのレイアウト</text:span></text:p>
      <text:p text:style-name="P14">　　種別<text:tab/>：クラス</text:p>
      <text:p text:style-name="P12">　　親<text:tab/><text:tab/>：.tablist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3">background<text:tab/>：#fff<text:tab/><text:tab/><text:tab/>：タブの背景を白色にする</text:span></text:p>
      <text:p text:style-name="P5"/>
      <text:p text:style-name="P5">　4)　検索機能レイアウト</text:p>
      <text:p text:style-name="P23">　・検索機能の構成</text:p>
      <text:p text:style-name="P19">　　<text:span text:style-name="T25">①</text:span><text:span text:style-name="T29">.searcharea</text:span></text:p>
      <text:p text:style-name="P14"><text:s text:c="6"/>概要<text:tab/>：<text:span text:style-name="T75">検索機能領域</text:span></text:p>
      <text:p text:style-name="P14">　　種別<text:tab/>：クラス</text:p>
      <text:p text:style-name="P13">　　親<text:tab/><text:tab/>：<text:span text:style-name="T76">.tabContent</text:span>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4">float<text:tab/><text:tab/>：left<text:tab/><text:tab/><text:tab/>：左側に回り込む</text:span></text:p>
      <text:p text:style-name="P23"/>
      <text:p text:style-name="P5">　5)　期間レイアウト</text:p>
      <text:p text:style-name="P5">　・期間の構成</text:p>
      <text:p text:style-name="P19">　　<text:span text:style-name="T25">①</text:span><text:span text:style-name="T29">.periodarea</text:span></text:p>
      <text:p text:style-name="P14"><text:s text:c="6"/>概要<text:tab/>：<text:span text:style-name="T75">期間領域</text:span></text:p>
      <text:p text:style-name="P14">　　種別<text:tab/>：クラス</text:p>
      <text:p text:style-name="P13">　　親<text:tab/><text:tab/>：<text:span text:style-name="T76">.tabContent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4">margin-left<text:tab/>：10px<text:tab/><text:tab/><text:tab/>：左から10pxの余白をとる</text:span></text:p>
      <text:p text:style-name="P57"><text:tab/>float<text:tab/><text:tab/>：left<text:tab/><text:tab/><text:tab/>：左側に回り込む</text:p>
      <text:p text:style-name="P5">　</text:p>
      <text:p text:style-name="P5">　6)　受注種別レイアウト</text:p>
      <text:p text:style-name="P5">　・受注種別のセレクトボックスの構成</text:p>
      <text:p text:style-name="P19">　　<text:span text:style-name="T25">①</text:span><text:span text:style-name="T29">.choice</text:span></text:p>
      <text:p text:style-name="P14"><text:s text:c="6"/>概要<text:tab/>：<text:span text:style-name="T73">受注種別全体の領域</text:span></text:p>
      <text:p text:style-name="P14">　　種別<text:tab/>：クラス</text:p>
      <text:p text:style-name="P13">　　親<text:tab/><text:tab/>：<text:span text:style-name="T76">.tabContent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4">margin-left<text:tab/>：10px<text:tab/><text:tab/><text:tab/>：左から10pxの余白をとる</text:span></text:p>
      <text:p text:style-name="P58"><text:tab/>float<text:tab/><text:tab/>：left<text:tab/><text:tab/><text:tab/>：左側に回り込む</text:p>
      <text:p text:style-name="P27"/>
      <text:p text:style-name="P19">　　<text:span text:style-name="T25">②</text:span><text:span text:style-name="T27">.choice .selectbox</text:span></text:p>
      <text:p text:style-name="P14"><text:s text:c="6"/>概要<text:tab/>：<text:span text:style-name="T73">受注種別のセレクトボックスレイアウト</text:span></text:p>
      <text:p text:style-name="P14">　　種別<text:tab/>：クラス</text:p>
      <text:p text:style-name="P12">　　親<text:tab/><text:tab/>：.choice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4">height<text:tab/><text:tab/>：30px<text:tab/><text:tab/><text:tab/>：高さを30pxに設定する</text:span></text:p>
      <text:p text:style-name="P23"/>
      <text:p text:style-name="P57">7)　ボタン群レイアウト</text:p>
      <text:p text:style-name="P57">・編集ボタン、PDF出力ボタンを囲む領域の構成</text:p>
      <text:p text:style-name="P19">　　<text:span text:style-name="T25">①</text:span><text:span text:style-name="T27">.buttonList</text:span></text:p>
      <text:p text:style-name="P14"><text:s text:c="6"/>概要<text:tab/>：<text:span text:style-name="T74">ボタン群全体の領域</text:span></text:p>
      <text:p text:style-name="P14">　　種別<text:tab/>：クラス</text:p>
      <text:p text:style-name="P13">　　親<text:tab/><text:tab/>：<text:span text:style-name="T76">.tabContent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<text:soft-page-break/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4">margin-top<text:tab/>：10px<text:tab/><text:tab/><text:tab/>：上から10pxの余白をとる</text:span></text:p>
      <text:p text:style-name="P58"><text:tab/>clear<text:tab/><text:tab/>：both<text:tab/><text:tab/><text:tab/>：回り込みを解除する</text:p>
      <text:p text:style-name="P22"/>
      <text:p text:style-name="P19">　　<text:span text:style-name="T25">②</text:span><text:span text:style-name="T27">.editButtons</text:span></text:p>
      <text:p text:style-name="P14"><text:s text:c="6"/>概要<text:tab/>：<text:span text:style-name="T74">編集ボタン領域</text:span></text:p>
      <text:p text:style-name="P14">　　種別<text:tab/>：クラス</text:p>
      <text:p text:style-name="P13">　　親<text:tab/><text:tab/>：<text:span text:style-name="T19">.buttonList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23"><text:span text:style-name="T79"><text:tab/></text:span><text:span text:style-name="T84">width<text:tab/><text:tab/>：30%<text:tab/><text:tab/><text:tab/>：.buttonListの幅の30%にする</text:span></text:p>
      <text:p text:style-name="P57"><text:tab/>float<text:tab/><text:tab/>：left<text:tab/><text:tab/><text:tab/>：左側に回り込みする</text:p>
      <text:p text:style-name="P23"/>
      <text:p text:style-name="P19">　　<text:span text:style-name="T25">③</text:span><text:span text:style-name="T27">.pdfButtons</text:span></text:p>
      <text:p text:style-name="P14"><text:s text:c="6"/>概要<text:tab/>：<text:span text:style-name="T74">pdf出力ボタン領域</text:span></text:p>
      <text:p text:style-name="P14">　　種別<text:tab/>：クラス</text:p>
      <text:p text:style-name="P13">　　親<text:tab/><text:tab/>：<text:span text:style-name="T19">.buttonList</text:span>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58"><text:tab/>float<text:tab/><text:tab/>：right<text:tab/><text:tab/><text:tab/>：右側に回り込む</text:p>
      <text:p text:style-name="P27"/>
      <text:p text:style-name="P5">　8)　jqgridレイアウト</text:p>
      <text:p text:style-name="P5">　・jqGridで表示する領域の構成</text:p>
      <text:p text:style-name="P19">　　<text:span text:style-name="T25">①</text:span><text:span text:style-name="T27">.wrapList</text:span></text:p>
      <text:p text:style-name="P14"><text:s text:c="6"/>概要<text:tab/>：<text:span text:style-name="T74">jqGridの外枠領域</text:span></text:p>
      <text:p text:style-name="P14">　　種別<text:tab/>：クラス</text:p>
      <text:p text:style-name="P13">　　親<text:tab/><text:tab/>：<text:span text:style-name="T76">.tabContent</text:span>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4">　　プロパティ<text:tab/>：</text:p>
      <text:p text:style-name="P58"><text:tab/>padding-top<text:tab/>：10px<text:tab/><text:tab/><text:tab/>：上から10px要素の幅を広げる</text:p>
      <text:p text:style-name="P52"><text:tab/>clear<text:tab/><text:tab/>：both<text:tab/><text:tab/><text:tab/>：回り込みをなく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eiryo" svg:font-family="Meiryo"/>
    <style:font-face style:name="ＭＳ 明朝" svg:font-family="'ＭＳ 明朝'" style:font-family-generic="roman"/>
    <style:font-face style:name="メイリオ2" svg:font-family="メイリオ" style:font-pitch="variable"/>
    <style:font-face style:name="メイリオ3" svg:font-family="メイリオ" style:font-adornments="標準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ボルグドキュメントスタイル" style:family="paragraph" style:parent-style-name="Contents_20_9">
      <style:text-properties style:font-name="メイリオ" fo:font-family="メイリオ" style:font-style-name="レギュラー" style:font-family-generic="modern" style:font-pitch="variable" fo:font-size="9pt" style:font-name-asian="メイリオ" style:font-family-asian="メイリオ" style:font-style-name-asian="レギュラー" style:font-family-generic-asian="modern" style:font-pitch-asian="variable" style:font-size-asian="9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中項目_3000_要約" style:display-name="中項目　要約" style:family="paragraph" style:parent-style-name="Standard">
      <style:paragraph-properties fo:margin-left="0.741cm" fo:margin-right="0cm" fo:text-indent="-0.37cm" style:auto-text-indent="false">
        <style:tab-stops/>
      </style:paragraph-properties>
      <style:text-properties style:font-name="メイリオ3" fo:font-family="メイリオ" style:font-style-name="標準" style:font-pitch="variable" fo:font-size="8pt" style:font-name-asian="メイリオ3" style:font-family-asian="メイリオ" style:font-style-name-asian="標準" style:font-pitch-asian="variable" style:font-size-asian="8pt"/>
    </style:style>
    <style:style style:name="大項目_3000_要約" style:display-name="大項目　要約" style:family="paragraph" style:parent-style-name="中項目_3000_要約">
      <style:paragraph-properties fo:margin-left="0.37cm" fo:margin-right="0cm" fo:line-height="0.388cm" fo:text-align="start" style:justify-single-word="false" fo:text-indent="-0.37cm" style:auto-text-indent="false">
        <style:tab-stops/>
      </style:paragraph-properties>
      <style:text-properties style:font-name="メイリオ1" fo:font-family="メイリオ" style:font-family-generic="modern" style:font-pitch="variable" fo:font-size="9pt" fo:font-style="normal" fo:font-weight="bold" officeooo:rsid="000f9db4" style:font-name-asian="メイリオ1" style:font-family-asian="メイリオ" style:font-family-generic-asian="modern" style:font-pitch-asian="variable" style:font-size-asian="9pt" style:language-asian="ja" style:country-asian="JP" style:font-style-asian="normal" style:font-weight-asian="bold" style:font-size-complex="9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22:23:42.685000000</meta:creation-date>
    <dc:date>2015-05-12T13:08:51.928000000</dc:date>
    <meta:editing-duration>PT6H36M4S</meta:editing-duration>
    <meta:editing-cycles>19</meta:editing-cycles>
    <meta:generator>LibreOffice/4.3.5.2$Windows_x86 LibreOffice_project/3a87456aaa6a95c63eea1c1b3201acedf0751bd5</meta:generator>
    <meta:document-statistic meta:table-count="0" meta:image-count="0" meta:object-count="0" meta:page-count="11" meta:paragraph-count="556" meta:word-count="4299" meta:character-count="9997" meta:non-whitespace-character-count="8070"/>
  </office:meta>
</office:document-meta>
</file>